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version="1.2" manifest:full-path="Object 1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000000" style:font-name="Monospace" fo:font-size="10pt" style:font-name-asian="Monospace" style:font-size-asian="10pt" style:font-name-complex="Monospace" style:font-size-complex="10pt"/>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MPUT313 – Assignment 1 Report</text:p>
      <text:p text:style-name="Standard">Mikus Lorence </text:p>
      <text:p text:style-name="Standard">ID: 1227388</text:p>
      <text:p text:style-name="Standard"/>
      <text:p text:style-name="Standard"><text:span text:style-name="T3"><text:tab/>After completing the simulation I began to do some informal tests. I observed that for the special cases where K is 0 and 1, the throughput was exceptionally low, especially when I increased the error probability </text:span><text:span text:style-name="T2">e </text:span><text:span text:style-name="T3">to values such as 0.0005. With such an error rate, and no HSBC applied to the frame (K = 0), the throughput is a really low value of ~0.07 and the average number of frame transmissions is ~20.8, which means that on average the frame has to be retransmitted around 21 times. By increasing the number of blocks to 1, essentially enabling HSBC, the throughput rises to ~0.085, and the average number of frames transmitted drops to almost half of the previous value, ~11.73. This is expected because with bit error correction enabled, all the cases where there is one error in the frame can be corrected, and with a high error rate such as 0.0005, that eliminates many of the retransmissions.</text:span></text:p>
      <text:p text:style-name="Standard"><text:span text:style-name="T3"><text:tab/>I then ran more tests with fixed error values while alternating values for K. I chose the following 10 set values for </text:span><text:span text:style-name="T2">e</text:span><text:span text:style-name="T3">: 0.00001, 0.00005, 0.0001, 0.0002, 0.0003, 0.0004, 0.0005, 0.0007, 0.001, 0.002. I focused more on the value between 0.0001 and 0.001 because I noticed that that was the range of e for which the results went from great to terrible. At an error probability of 0.002 and above, the throughput was 0 for each trial because all blocks were getting more than 1 error. For </text:span><text:span text:style-name="T2">F, A, </text:span><text:span text:style-name="T3">and </text:span><text:span text:style-name="T2">T,</text:span><text:span text:style-name="T3"> I used the “default” values of 8000, 100, and 5. I used 100,000,000 for the simulation runtime </text:span><text:span text:style-name="T2">R </text:span><text:span text:style-name="T3">to ensure the simulation reached equilibrium and had accurate results. I ran these sets of tests with fixed </text:span><text:span text:style-name="T2">e</text:span><text:span text:style-name="T3"> values over a set of the following </text:span><text:span text:style-name="T2">K</text:span><text:span text:style-name="T3"> values: 0, 1, 5, 10, 100, 1000, 8000. So the input values were as follows:</text:span></text:p>
      <text:p text:style-name="P2"/>
      <text:p text:style-name="P1"><text:span text:style-name="T1"><text:tab/>A</text:span><text:span text:style-name="T3">:<text:tab/>100</text:span></text:p>
      <text:p text:style-name="P1"><text:span text:style-name="T1"><text:tab/>K</text:span><text:span text:style-name="T3">:<text:tab/>{0, 1, 5, 10, 100, 1000, 8000}</text:span></text:p>
      <text:p text:style-name="P1"><text:span text:style-name="T1"><text:tab/>F</text:span><text:span text:style-name="T3">:<text:tab/>8000</text:span></text:p>
      <text:p text:style-name="P1"><text:span text:style-name="T1"><text:tab/>e</text:span><text:span text:style-name="T3">:<text:tab/>{0.00001, 0.00005, 0.0001, 0.0002, 0.0003, 0.0004, 0.0005, 0.0007, 0.001, 0.002}</text:span></text:p>
      <text:p text:style-name="P1"><text:span text:style-name="T1"><text:tab/>R</text:span><text:span text:style-name="T3">:<text:tab/>100,000,000</text:span></text:p>
      <text:p text:style-name="P1"><text:span text:style-name="T1"><text:tab/>T</text:span><text:span text:style-name="T3">:<text:tab/>5</text:span></text:p>
      <text:p text:style-name="P2"/>
      <text:p text:style-name="P2">For the seeds for each trial and each set of tests, I ensured that no trial in the entire tests <text:s/>set had the same seed. So I started with seed 1 and just incremented it for each trial, for each set of tests.</text:p>
      <text:p text:style-name="P2"/>
      <text:p text:style-name="P2">The graphs of throughput vs. e for each value of K, followed by a table with the corresponding Confidence Intervals are on the following pages:</text:p>
      <text:p text:style-name="P2"><draw:frame draw:style-name="fr1" draw:name="Object1" text:anchor-type="paragraph" svg:x="0.0102in" svg:y="0.002in" svg:width="4.722in" svg:height="3.8563in" draw:z-index="0"><draw:object xlink:href="./Object 1" xlink:type="simple" xlink:show="embed" xlink:actuate="onLoad"/><draw:image xlink:href="./ObjectReplacements/Object 1" xlink:type="simple" xlink:show="embed" xlink:actuate="onLoad"/></draw:frame><draw:frame draw:style-name="fr1" draw:name="Object8" text:anchor-type="paragraph" svg:x="4.2228in" svg:y="0.8193in" svg:width="2.6898in" svg:height="1.8417in" draw:z-index="7"><draw:object xlink:href="./Object 8" xlink:type="simple" xlink:show="embed" xlink:actuate="onLoad"/><draw:image xlink:href="./ObjectReplacements/Object 8" xlink:type="simple" xlink:show="embed" xlink:actuate="onLoad"/></draw:frame><text:soft-page-break/></text:p>
      <text:p text:style-name="P2"/>
      <text:p text:style-name="P2"/>
      <text:p text:style-name="P2"/>
      <text:p text:style-name="P2"><draw:frame draw:style-name="fr1" draw:name="Object2" text:anchor-type="paragraph" svg:x="0.0382in" svg:y="0.1063in" svg:width="4.652in" svg:height="4.2193in" draw:z-index="1"><draw:object xlink:href="./Object 2" xlink:type="simple" xlink:show="embed" xlink:actuate="onLoad"/><draw:image xlink:href="./ObjectReplacements/Object 2" xlink:type="simple" xlink:show="embed" xlink:actuate="onLoad"/></draw:frame><draw:frame draw:style-name="fr1" draw:name="Object9" text:anchor-type="paragraph" svg:x="3.989in" svg:y="1.3972in" svg:width="2.6681in" svg:height="1.8417in" draw:z-index="8"><draw:object xlink:href="./Object 9" xlink:type="simple" xlink:show="embed" xlink:actuate="onLoad"/><draw:image xlink:href="./ObjectReplacements/Object 9" xlink:type="simple" xlink:show="embed" xlink:actuate="onLoad"/></draw:frame></text:p>
      <text:p text:style-name="P2"/>
      <text:p text:style-name="P2"><text:soft-page-break/></text:p>
      <text:p text:style-name="P2"/>
      <text:p text:style-name="P2"><draw:frame draw:style-name="fr1" draw:name="Object3" text:anchor-type="paragraph" svg:x="0.0634in" svg:y="0.0535in" svg:width="4.8602in" svg:height="3.9102in" draw:z-index="2"><draw:object xlink:href="./Object 3" xlink:type="simple" xlink:show="embed" xlink:actuate="onLoad"/><draw:image xlink:href="./ObjectReplacements/Object 3" xlink:type="simple" xlink:show="embed" xlink:actuate="onLoad"/></draw:frame><draw:frame draw:style-name="fr1" draw:name="Object10" text:anchor-type="paragraph" svg:x="4.2016in" svg:y="1.2508in" svg:width="2.6681in" svg:height="1.8417in" draw:z-index="9"><draw:object xlink:href="./Object 10" xlink:type="simple" xlink:show="embed" xlink:actuate="onLoad"/><draw:image xlink:href="./ObjectReplacements/Object 10" xlink:type="simple" xlink:show="embed" xlink:actuate="onLoad"/></draw:frame></text:p>
      <text:p text:style-name="P2"/>
      <text:p text:style-name="P2"><draw:frame draw:style-name="fr1" draw:name="Object4" text:anchor-type="paragraph" svg:x="0.028in" svg:y="0.1535in" svg:width="5.0339in" svg:height="3.9575in" draw:z-index="3"><draw:object xlink:href="./Object 4" xlink:type="simple" xlink:show="embed" xlink:actuate="onLoad"/><draw:image xlink:href="./ObjectReplacements/Object 4" xlink:type="simple" xlink:show="embed" xlink:actuate="onLoad"/></draw:frame><draw:frame draw:style-name="fr1" draw:name="Object11" text:anchor-type="paragraph" svg:x="4.0839in" svg:y="1.2807in" svg:width="2.6898in" svg:height="1.8425in" draw:z-index="10"><draw:object xlink:href="./Object 11" xlink:type="simple" xlink:show="embed" xlink:actuate="onLoad"/><draw:image xlink:href="./ObjectReplacements/Object 11" xlink:type="simple" xlink:show="embed" xlink:actuate="onLoad"/></draw:frame></text:p>
      <text:p text:style-name="P2"/>
      <text:p text:style-name="P2"/>
      <text:p text:style-name="P2"><text:soft-page-break/></text:p>
      <text:p text:style-name="P2"/>
      <text:p text:style-name="P2"/>
      <text:p text:style-name="P2"/>
      <text:p text:style-name="P2"><draw:frame draw:style-name="fr1" draw:name="Object5" text:anchor-type="paragraph" svg:x="0.05in" svg:y="0.0752in" svg:width="4.7457in" svg:height="3.9752in" draw:z-index="4"><draw:object xlink:href="./Object 5" xlink:type="simple" xlink:show="embed" xlink:actuate="onLoad"/><draw:image xlink:href="./ObjectReplacements/Object 5" xlink:type="simple" xlink:show="embed" xlink:actuate="onLoad"/></draw:frame><draw:frame draw:style-name="fr1" draw:name="Object12" text:anchor-type="paragraph" svg:x="3.8075in" svg:y="1.2102in" svg:width="2.6681in" svg:height="1.8425in" draw:z-index="11"><draw:object xlink:href="./Object 12" xlink:type="simple" xlink:show="embed" xlink:actuate="onLoad"/><draw:image xlink:href="./ObjectReplacements/Object 12" xlink:type="simple" xlink:show="embed" xlink:actuate="onLoad"/></draw:frame></text:p>
      <text:p text:style-name="P2"><draw:frame draw:style-name="fr1" draw:name="Object6" text:anchor-type="paragraph" svg:x="0.1228in" svg:y="0.0228in" svg:width="4.6193in" svg:height="4.1311in" draw:z-index="5"><draw:object xlink:href="./Object 6" xlink:type="simple" xlink:show="embed" xlink:actuate="onLoad"/><draw:image xlink:href="./ObjectReplacements/Object 6" xlink:type="simple" xlink:show="embed" xlink:actuate="onLoad"/></draw:frame><draw:frame draw:style-name="fr1" draw:name="Object13" text:anchor-type="paragraph" svg:x="3.8819in" svg:y="1.3425in" svg:width="2.6681in" svg:height="1.8425in" draw:z-index="12"><draw:object xlink:href="./Object 13" xlink:type="simple" xlink:show="embed" xlink:actuate="onLoad"/><draw:image xlink:href="./ObjectReplacements/Object 13" xlink:type="simple" xlink:show="embed" xlink:actuate="onLoad"/></draw:frame></text:p>
      <text:p text:style-name="P2"><draw:frame draw:style-name="fr1" draw:name="Object7" text:anchor-type="paragraph" svg:x="0.0374in" svg:y="0.0583in" svg:width="5.0783in" svg:height="4.2453in" draw:z-index="6"><draw:object xlink:href="./Object 7" xlink:type="simple" xlink:show="embed" xlink:actuate="onLoad"/><draw:image xlink:href="./ObjectReplacements/Object 7" xlink:type="simple" xlink:show="embed" xlink:actuate="onLoad"/></draw:frame><draw:frame draw:style-name="fr1" draw:name="Object14" text:anchor-type="paragraph" svg:x="4.0728in" svg:y="1.3484in" svg:width="2.6898in" svg:height="1.8425in" draw:z-index="13"><draw:object xlink:href="./Object 14" xlink:type="simple" xlink:show="embed" xlink:actuate="onLoad"/><draw:image xlink:href="./ObjectReplacements/Object 14" xlink:type="simple" xlink:show="embed" xlink:actuate="onLoad"/></draw:frame><text:soft-page-break/></text:p>
      <text:p text:style-name="P2"><text:tab/>For the case where K is 0, even with a very small error rate of 0.00001, the throughput was closer to 0.9 than 1.0 because just one error in any of the blocks caused the whole frame to be resent. As the error rate is increased, the throughput experiences exponential decay.</text:p>
      <text:p text:style-name="P2"><text:tab/>For a K value of 1, even though there is a little bit more overhead than with K = 0 due to the Hamming's Code being applied to the block, the throughput shows improvement over the K = 0 case because one error is allowed in the block before it has to be retransmitted. At the low error rate of 0.00001, the throughput is almost 1.0 because most of the bit errors in each frame are corrected. </text:p>
      <text:p text:style-name="P2"><text:tab/>As the K value is increased and the Frame is being broken up into more blocks, the throughput begins to experience less of an exponential decay, and more of a gradual decline. This is because there are more blocks for each frame and therefore each frame is allowed more bit errors before it must be re-transmitted, therefore even with higher probabilities of error, the Hamming's Code is able to recover from those errors. </text:p>
      <text:p text:style-name="P2"><text:tab/>However, the maximum possible throughput, even with very low probabilities of error such as 0.00001 begins to decline as well. As evident in the cases where K is 1000 and 8000, the throughput with a very low probability of error is only ~0.7 and ~0.3, respectively. This is due to the fact that as the frame is broken up into more blocks, there is more overhead required required for each of those blocks. This is especially related to the relationship between the size of the block and the amount of check bits it requires. If high block sizes such as 2000 or 4000 (when K is 4 or 2), only 11 or 12 check bits are required, a very low fraction of the block size. But when the block size is as small as 8 or 1 (when K is 1000 or 8000), the amount of check bits required is 4 and 1 respectively, which, in the case of K = 8000, doubles the amount of bits that need to be sent. This leads to low throughput even when there are virtually no errors. It is also worth noting that for these high values of K, the throughput at higher error probabilities is much higher than the throughput for lower values of K. </text:p>
      <text:p text:style-name="P2"><text:tab/>From these observations I can deduce that it is beneficial to break up the frame into various amounts of blocks depending on the situation. If it is known that there is a high probability of error <text:soft-page-break/>when transmitting the frames through the network, then it is desirable to use high values of K that would break the frame into a large number of blocks each consisting of a relatively small number of bits. This would ensure that transmission through this high error probability network is more successful than if the frame was broken up into smaller blocks. One must however also taken into account delay. Even though the throughput at high error probabilities is better for higher K values than for lower K values, there is likely a considerable amount of delay that is not conveyed through the graphs presented in this report.</text:p>
      <text:p text:style-name="P2"><text:tab/>If it is known that the network instead has a very low probability of error, it is more desirable to break up the frame into smaller blocks. This would lead to less higher throughput, less overhead, and therefore less delay in the transmission. </text:p>
      <text:p text:style-name="P2"><text:tab/>For much larger values of A, I expect the throughput to start lower for the low probabilities of error, and then follow a similar exponential decay as <text:span text:style-name="T4">e </text:span>is increased. For example, for value of <text:span text:style-name="T4">A = </text:span>10000, the graph of throughput vs. bit error probability would be compressed in half along the y-axis. This is because for each frame, the receiver must wait a longer period of time before it can transmit another frame. Each individual block isn't affected by A the same way that it is affected by the error probability, and so the throughput decays at a similar rate as with lower values of <text:span text:style-name="T4">A</text:span>. </text:p>
      <text:p text:style-name="P2"><text:tab/>I can conclude that the HSBC can be very useful to the throughput of a communication channel if enough information is available about this channel. One must be able to adjust parameters such as the block size in accordance to variables such as the bit error probability in the given network in order to utilize the HSBC, otherwise it may have a negative impact on the throughput in certain conditions.</text:p>
      <text:p text:style-name="P2"/>
      <text:p text:style-name="P2">For my tests I ran the simulation with the following parameters:</text:p>
      <text:p text:style-name="P2"/>
      <text:p text:style-name="P2">./esim 100 0 8000 0.00001 100000000 5 101 102 103 104 105</text:p>
      <text:p text:style-name="P2">./esim 100 0 8000 0.00005 100000000 5 106 107 108 109 110</text:p>
      <text:p text:style-name="P2">./esim 100 0 8000 0.0001 100000000 5 111 112 113 114 115 </text:p>
      <text:p text:style-name="P2">./esim 100 0 8000 0.0002 100000000 5 141 142 143 144 145</text:p>
      <text:p text:style-name="P2">./esim 100 0 8000 0.0003 100000000 5 116 117 118 119 120</text:p>
      <text:p text:style-name="P2">./esim 100 0 8000 0.0004 100000000 5 146 147 148 149 150 </text:p>
      <text:p text:style-name="P2">./esim 100 0 8000 0.0005 100000000 5 121 122 123 124 125 </text:p>
      <text:p text:style-name="P2">./esim 100 0 8000 0.0007 100000000 5 126 127 128 129 130</text:p>
      <text:p text:style-name="P2">./esim 100 0 8000 0.001 100000000 5 131 132 133 134 135 </text:p>
      <text:p text:style-name="P2">./esim 100 0 8000 0.002 100000000 5 136 137 138 139 140</text:p>
      <text:p text:style-name="P2"/>
      <text:p text:style-name="P2">./esim 100 1 8000 0.00001 100000000 5 101 102 103 104 105</text:p>
      <text:p text:style-name="P2">./esim 100 1 8000 0.00005 100000000 5 106 107 108 109 110</text:p>
      <text:p text:style-name="P2">./esim 100 1 8000 0.0001 100000000 5 111 112 113 114 115 </text:p>
      <text:p text:style-name="P2">./esim 100 1 8000 0.0002 100000000 5 141 142 143 144 145</text:p>
      <text:p text:style-name="P2">./esim 100 1 8000 0.0003 100000000 5 116 117 118 119 120</text:p>
      <text:p text:style-name="P2">./esim 100 1 8000 0.0004 100000000 5 146 147 148 149 150 </text:p>
      <text:p text:style-name="P2">./esim 100 1 8000 0.0005 100000000 5 121 122 123 124 125 </text:p>
      <text:p text:style-name="P2">./esim 100 1 8000 0.0007 100000000 5 126 127 128 129 130</text:p>
      <text:p text:style-name="P2">./esim 100 1 8000 0.001 100000000 5 131 132 133 134 135 </text:p>
      <text:p text:style-name="P2"><text:span text:style-name="T5">./esim 100 1 8000 0.002 100000000 5 136 137 138 139 140</text:span></text:p>
      <text:p text:style-name="P2"/>
      <text:p text:style-name="P2">./esim 100 5 8000 0.00001 100000000 5 101 102 103 104 105</text:p>
      <text:p text:style-name="P2">./esim 100 5 8000 0.00005 100000000 5 106 107 108 109 110</text:p>
      <text:p text:style-name="P2">./esim 100 5 8000 0.0001 100000000 5 111 112 113 114 115 </text:p>
      <text:p text:style-name="P2">./esim 100 5 8000 0.0002 100000000 5 141 142 143 144 145</text:p>
      <text:p text:style-name="P2"><text:soft-page-break/>./esim 100 5 8000 0.0003 100000000 5 116 117 118 119 120</text:p>
      <text:p text:style-name="P2">./esim 100 5 8000 0.0004 100000000 5 146 147 148 149 150 </text:p>
      <text:p text:style-name="P2">./esim 100 5 8000 0.0005 100000000 5 121 122 123 124 125 </text:p>
      <text:p text:style-name="P2">./esim 100 5 8000 0.0007 100000000 5 126 127 128 129 130</text:p>
      <text:p text:style-name="P2">./esim 100 5 8000 0.001 100000000 5 131 132 133 134 135 </text:p>
      <text:p text:style-name="P2">./esim 100 5 8000 0.002 100000000 5 136 137 138 139 140</text:p>
      <text:p text:style-name="P2"><text:tab/></text:p>
      <text:p text:style-name="P2">./esim 100 10 8000 0.00001 100000000 5 151 152 153 154 155</text:p>
      <text:p text:style-name="P2">./esim 100 10 8000 0.00005 100000000 5 156 157 158 159 160 </text:p>
      <text:p text:style-name="P2">./esim 100 10 8000 0.0001 100000000 5 161 162 163 164 165</text:p>
      <text:p text:style-name="P2">./esim 100 10 8000 0.0002 100000000 5 191 192 193 194 195</text:p>
      <text:p text:style-name="P2">./esim 100 10 8000 0.0003 100000000 5 166 167 168 169 170</text:p>
      <text:p text:style-name="P2">./esim 100 10 8000 0.0004 100000000 5 196 197 198 199 200</text:p>
      <text:p text:style-name="P2">./esim 100 10 8000 0.0005 100000000 5 171 172 173 174 175</text:p>
      <text:p text:style-name="P2">./esim 100 10 8000 0.0007 100000000 5 176 177 178 179 180</text:p>
      <text:p text:style-name="P2">./esim 100 10 8000 0.001 100000000 5 181 182 183 184 185</text:p>
      <text:p text:style-name="P2">./esim 100 10 8000 0.002 100000000 5 186 187 188 189 190</text:p>
      <text:p text:style-name="P2"><text:tab/></text:p>
      <text:p text:style-name="P2">./esim 100 100 8000 0.00001 100000000 5 201 202 203 204 205</text:p>
      <text:p text:style-name="P2">./esim 100 100 8000 0.00005 100000000 5 206 207 208 209 210</text:p>
      <text:p text:style-name="P2">./esim 100 100 8000 0.0001 100000000 5 211 212 213 214 215</text:p>
      <text:p text:style-name="P2">./esim 100 100 8000 0.0002 100000000 5 241 242 243 244 245</text:p>
      <text:p text:style-name="P2">./esim 100 100 8000 0.0003 100000000 5 216 217 218 219 220</text:p>
      <text:p text:style-name="P2">./esim 100 100 8000 0.0004 100000000 5 246 247 248 249 250</text:p>
      <text:p text:style-name="P2">./esim 100 100 8000 0.0005 100000000 5 221 222 223 224 225</text:p>
      <text:p text:style-name="P2">./esim 100 100 8000 0.0007 100000000 5 226 227 228 229 230</text:p>
      <text:p text:style-name="P2">./esim 100 100 8000 0.001 100000000 5 231 232 233 234 235</text:p>
      <text:p text:style-name="P2">./esim 100 100 8000 0.002 100000000 5 236 237 238 239 240</text:p>
      <text:p text:style-name="P2"><text:tab/></text:p>
      <text:p text:style-name="P2">./esim 100 1000 8000 0.00001 100000000 5 251 252 253 254 255</text:p>
      <text:p text:style-name="P2">./esim 100 1000 8000 0.00005 100000000 5 256 257 258 259 260</text:p>
      <text:p text:style-name="P2">./esim 100 1000 8000 0.0001 100000000 5 261 262 263 264 265</text:p>
      <text:p text:style-name="P2">./esim 100 1000 8000 0.0002 100000000 5 291 292 293 294 295</text:p>
      <text:p text:style-name="P2">./esim 100 1000 8000 0.0003 100000000 5 266 267 268 269 270</text:p>
      <text:p text:style-name="P2">./esim 100 1000 8000 0.0004 100000000 5 296 297 298 299 300</text:p>
      <text:p text:style-name="P2">./esim 100 1000 8000 0.0005 100000000 5 271 272 273 274 275</text:p>
      <text:p text:style-name="P2">./esim 100 1000 8000 0.0007 100000000 5 276 277 278 279 280</text:p>
      <text:p text:style-name="P2">./esim 100 1000 8000 0.001 100000000 5 281 282 283 284 285 </text:p>
      <text:p text:style-name="P2">./esim 100 1000 8000 0.002 100000000 5 286 287 288 289 290</text:p>
      <text:p text:style-name="P2"><text:tab/></text:p>
      <text:p text:style-name="P2">./esim 100 8000 8000 0.00001 100000000 5 301 302 303 304 305</text:p>
      <text:p text:style-name="P2">./esim 100 8000 8000 0.00005 100000000 5 306 307 308 309 310</text:p>
      <text:p text:style-name="P2">./esim 100 8000 8000 0.0001 100000000 5 311 312 313 314 315</text:p>
      <text:p text:style-name="P2">./esim 100 8000 8000 0.0002 100000000 5 341 342 343 344 345</text:p>
      <text:p text:style-name="P2">./esim 100 8000 8000 0.0003 100000000 5 316 317 318 319 320</text:p>
      <text:p text:style-name="P2">./esim 100 8000 8000 0.0004 100000000 5 346 347 348 349 350</text:p>
      <text:p text:style-name="P2">./esim 100 8000 8000 0.0005 100000000 5 321 322 323 324 325</text:p>
      <text:p text:style-name="P2">./esim 100 8000 8000 0.0007 100000000 5 326 327 328 329 330</text:p>
      <text:p text:style-name="P2">./esim 100 8000 8000 0.001 100000000 5 331 332 333 334 335</text:p>
      <text:p text:style-name="P2"><text:soft-page-break/>./esim 100 8000 8000 0.002 100000000 5 336 337 338 339 3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2-06T18:01:41</meta:creation-date>
    <dc:date>2012-02-07T16:59:31</dc:date>
    <meta:editing-duration>PT05H01M06S</meta:editing-duration>
    <meta:editing-cycles>12</meta:editing-cycles>
    <meta:generator>OpenOffice.org/3.1$Linux OpenOffice.org_project/310m11$Build-9399</meta:generator>
    <meta:document-statistic meta:table-count="0" meta:image-count="0" meta:object-count="14" meta:page-count="8" meta:paragraph-count="96" meta:word-count="2044" meta:character-count="107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116">
      <number:number number:decimal-places="5"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symbol-type="automatic" chart:connect-bars="false" chart:auto-position="true" chart:auto-size="true" chart:treat-empty-cells="ignore" chart:spline-order="3" chart:sort-by-x-values="false" chart:right-angled-axes="true"/>
    </style:style>
    <style:style style:name="ch5" style:family="chart" style:data-style-name="N116">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1.994cm" svg:height="9.794cm" chart:class="chart:scatter" chart:style-name="ch1">
        <chart:title svg:x="1.658cm" svg:y="0.196cm" chart:style-name="ch2">
          <text:p>Throughput vs. Probability of Error for K = 0</text:p>
        </chart:title>
        <chart:legend chart:legend-position="end" svg:x="9.444cm" svg:y="1.405cm" chart:style-name="ch3"/>
        <chart:plot-area chart:style-name="ch4" chart:data-source-has-labels="both" svg:x="0.239cm" svg:y="0.894cm" svg:width="9.146cm" svg:height="8.516cm">
          <chart:axis chart:dimension="x" chart:name="primary-x" chart:style-name="ch5">
            <chart:title svg:x="3.476cm" svg:y="9.033cm" chart:style-name="ch6">
              <text:p>Probability of Error</text:p>
            </chart:title>
            <chart:categories table:cell-range-address="local-table.$A$2:.$A$11"/>
          </chart:axis>
          <chart:axis chart:dimension="y" chart:name="primary-y" chart:style-name="ch5">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oughput</text:p>
              </table:table-cell>
            </table:table-row>
          </table:table-header-rows>
          <table:table-rows>
            <table:table-row>
              <table:table-cell office:value-type="string">
                <text:p>1</text:p>
              </table:table-cell>
              <table:table-cell office:value-type="float" office:value="0.00001">
                <text:p>0.00001</text:p>
              </table:table-cell>
              <table:table-cell office:value-type="float" office:value="0.91101">
                <text:p>0.91101</text:p>
              </table:table-cell>
            </table:table-row>
            <table:table-row>
              <table:table-cell office:value-type="string">
                <text:p>2</text:p>
              </table:table-cell>
              <table:table-cell office:value-type="float" office:value="0.00005">
                <text:p>0.00005</text:p>
              </table:table-cell>
              <table:table-cell office:value-type="float" office:value="0.663252">
                <text:p>0.663252</text:p>
              </table:table-cell>
            </table:table-row>
            <table:table-row>
              <table:table-cell office:value-type="string">
                <text:p>3</text:p>
              </table:table-cell>
              <table:table-cell office:value-type="float" office:value="0.0001">
                <text:p>0.0001</text:p>
              </table:table-cell>
              <table:table-cell office:value-type="float" office:value="0.44428">
                <text:p>0.44428</text:p>
              </table:table-cell>
            </table:table-row>
            <table:table-row>
              <table:table-cell office:value-type="string">
                <text:p>4</text:p>
              </table:table-cell>
              <table:table-cell office:value-type="float" office:value="0.0002">
                <text:p>0.0002</text:p>
              </table:table-cell>
              <table:table-cell office:value-type="float" office:value="0.198411">
                <text:p>0.198411</text:p>
              </table:table-cell>
            </table:table-row>
            <table:table-row>
              <table:table-cell office:value-type="string">
                <text:p>5</text:p>
              </table:table-cell>
              <table:table-cell office:value-type="float" office:value="0.0003">
                <text:p>0.0003</text:p>
              </table:table-cell>
              <table:table-cell office:value-type="float" office:value="0.090021">
                <text:p>0.090021</text:p>
              </table:table-cell>
            </table:table-row>
            <table:table-row>
              <table:table-cell office:value-type="string">
                <text:p>6</text:p>
              </table:table-cell>
              <table:table-cell office:value-type="float" office:value="0.0004">
                <text:p>0.0004</text:p>
              </table:table-cell>
              <table:table-cell office:value-type="float" office:value="0.040498">
                <text:p>0.040498</text:p>
              </table:table-cell>
            </table:table-row>
            <table:table-row>
              <table:table-cell office:value-type="string">
                <text:p>7</text:p>
              </table:table-cell>
              <table:table-cell office:value-type="float" office:value="0.0005">
                <text:p>0.0005</text:p>
              </table:table-cell>
              <table:table-cell office:value-type="float" office:value="0.017393">
                <text:p>0.017393</text:p>
              </table:table-cell>
            </table:table-row>
            <table:table-row>
              <table:table-cell office:value-type="string">
                <text:p>8</text:p>
              </table:table-cell>
              <table:table-cell office:value-type="float" office:value="0.0007">
                <text:p>0.0007</text:p>
              </table:table-cell>
              <table:table-cell office:value-type="float" office:value="0.003904">
                <text:p>0.003904</text:p>
              </table:table-cell>
            </table:table-row>
            <table:table-row>
              <table:table-cell office:value-type="string">
                <text:p>9</text:p>
              </table:table-cell>
              <table:table-cell office:value-type="float" office:value="0.001">
                <text:p>0.001</text:p>
              </table:table-cell>
              <table:table-cell office:value-type="float" office:value="0.000368">
                <text:p>0.000368</text:p>
              </table:table-cell>
            </table:table-row>
            <table:table-row>
              <table:table-cell office:value-type="string">
                <text:p>10</text:p>
              </table:table-cell>
              <table:table-cell office:value-type="float" office:value="0.002">
                <text:p>0.002</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117">
      <style:table-cell-properties style:text-align-source="fix" style:repeat-content="false"/>
      <style:paragraph-properties fo:text-align="center" fo:margin-left="0in"/>
    </style:style>
    <style:style style:name="ce3" style:family="table-cell" style:parent-style-name="Default" style:data-style-name="N117"/>
    <style:style style:name="ta_extref" style:family="table">
      <style:table-properties table:display="false"/>
    </style:style>
  </office:automatic-styles>
  <office:body>
    <office:spreadsheet>
      <table:table table:name="Sheet1" table:style-name="ta1" table:print="false">
        <table:table-column table:style-name="co1" table:number-columns-repeated="13" table:default-cell-style-name="Default"/>
        <table:table-column table:style-name="co1" table:number-columns-repeated="3" table:default-cell-style-name="ce2"/>
        <table:table-row table:style-name="ro1">
          <table:table-cell table:number-columns-repeated="13"/>
          <table:table-cell table:style-name="ce1" office:value-type="string">
            <text:p>e</text:p>
          </table:table-cell>
          <table:table-cell table:style-name="ce3" office:value-type="string">
            <text:p>lower bound</text:p>
          </table:table-cell>
          <table:table-cell table:style-name="ce3" office:value-type="string">
            <text:p>upper bound</text:p>
          </table:table-cell>
        </table:table-row>
        <table:table-row table:style-name="ro1">
          <table:table-cell table:number-columns-repeated="13"/>
          <table:table-cell office:value-type="float" office:value="0.00001">
            <text:p>0.00001</text:p>
          </table:table-cell>
          <table:table-cell office:value-type="float" office:value="0.979708">
            <text:p>0.97971</text:p>
          </table:table-cell>
          <table:table-cell office:value-type="float" office:value="0.981063">
            <text:p>0.98106</text:p>
          </table:table-cell>
        </table:table-row>
        <table:table-row table:style-name="ro1">
          <table:table-cell table:number-columns-repeated="13"/>
          <table:table-cell office:value-type="float" office:value="0.00005">
            <text:p>0.00005</text:p>
          </table:table-cell>
          <table:table-cell office:value-type="float" office:value="0.964508">
            <text:p>0.96451</text:p>
          </table:table-cell>
          <table:table-cell office:value-type="float" office:value="0.967686">
            <text:p>0.96769</text:p>
          </table:table-cell>
        </table:table-row>
        <table:table-row table:style-name="ro1">
          <table:table-cell table:number-columns-repeated="13"/>
          <table:table-cell office:value-type="float" office:value="0.0001">
            <text:p>0.00010</text:p>
          </table:table-cell>
          <table:table-cell office:value-type="float" office:value="0.918514">
            <text:p>0.91851</text:p>
          </table:table-cell>
          <table:table-cell office:value-type="float" office:value="0.92958">
            <text:p>0.92958</text:p>
          </table:table-cell>
        </table:table-row>
        <table:table-row table:style-name="ro1">
          <table:table-cell table:number-columns-repeated="13"/>
          <table:table-cell office:value-type="float" office:value="0.0002">
            <text:p>0.00020</text:p>
          </table:table-cell>
          <table:table-cell office:value-type="float" office:value="0.782956">
            <text:p>0.78296</text:p>
          </table:table-cell>
          <table:table-cell office:value-type="float" office:value="0.803881">
            <text:p>0.80388</text:p>
          </table:table-cell>
        </table:table-row>
        <table:table-row table:style-name="ro1">
          <table:table-cell table:number-columns-repeated="13"/>
          <table:table-cell office:value-type="float" office:value="0.0003">
            <text:p>0.00030</text:p>
          </table:table-cell>
          <table:table-cell office:value-type="float" office:value="0.62213">
            <text:p>0.62213</text:p>
          </table:table-cell>
          <table:table-cell office:value-type="float" office:value="0.640345">
            <text:p>0.64035</text:p>
          </table:table-cell>
        </table:table-row>
        <table:table-row table:style-name="ro1">
          <table:table-cell table:number-columns-repeated="13"/>
          <table:table-cell office:value-type="float" office:value="0.0004">
            <text:p>0.00040</text:p>
          </table:table-cell>
          <table:table-cell office:value-type="float" office:value="0.45318">
            <text:p>0.45318</text:p>
          </table:table-cell>
          <table:table-cell office:value-type="float" office:value="0.484964">
            <text:p>0.48496</text:p>
          </table:table-cell>
        </table:table-row>
        <table:table-row table:style-name="ro1">
          <table:table-cell table:number-columns-repeated="13"/>
          <table:table-cell office:value-type="float" office:value="0.0005">
            <text:p>0.00050</text:p>
          </table:table-cell>
          <table:table-cell office:value-type="float" office:value="0.330755">
            <text:p>0.33076</text:p>
          </table:table-cell>
          <table:table-cell office:value-type="float" office:value="0.339603">
            <text:p>0.33960</text:p>
          </table:table-cell>
        </table:table-row>
        <table:table-row table:style-name="ro1">
          <table:table-cell table:number-columns-repeated="13"/>
          <table:table-cell office:value-type="float" office:value="0.0007">
            <text:p>0.00070</text:p>
          </table:table-cell>
          <table:table-cell office:value-type="float" office:value="0.14795">
            <text:p>0.14795</text:p>
          </table:table-cell>
          <table:table-cell office:value-type="float" office:value="0.164381">
            <text:p>0.16438</text:p>
          </table:table-cell>
        </table:table-row>
        <table:table-row table:style-name="ro1">
          <table:table-cell table:number-columns-repeated="13"/>
          <table:table-cell office:value-type="float" office:value="0.001">
            <text:p>0.00100</text:p>
          </table:table-cell>
          <table:table-cell office:value-type="float" office:value="0.029077">
            <text:p>0.02908</text:p>
          </table:table-cell>
          <table:table-cell office:value-type="float" office:value="0.045069">
            <text:p>0.04507</text:p>
          </table:table-cell>
        </table:table-row>
        <table:table-row table:style-name="ro1">
          <table:table-cell table:number-columns-repeated="13"/>
          <table:table-cell office:value-type="float" office:value="0.002">
            <text:p>0.00200</text:p>
          </table:table-cell>
          <table:table-cell office:value-type="float" office:value="-0.000087">
            <text:p>-0.00009</text:p>
          </table:table-cell>
          <table:table-cell office:value-type="float" office:value="0.000311">
            <text:p>0.00031</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7">02/07/2012</text:date>, <text:time>15:56: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146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117">
      <style:table-cell-properties style:text-align-source="fix" style:repeat-content="false"/>
      <style:paragraph-properties fo:text-align="center" fo:margin-left="0in"/>
    </style:style>
    <style:style style:name="ce3" style:family="table-cell" style:parent-style-name="Default" style:data-style-name="N117"/>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1" table:default-cell-style-name="Default"/>
        <table:table-row table:style-name="ro1" table:number-rows-repeated="12">
          <table:table-cell table:number-columns-repeated="4"/>
        </table:table-row>
        <table:table-row table:style-name="ro1">
          <table:table-cell/>
          <table:table-cell table:style-name="ce1" office:value-type="string">
            <text:p>e </text:p>
          </table:table-cell>
          <table:table-cell table:style-name="ce3" office:value-type="string">
            <text:p>lower bound</text:p>
          </table:table-cell>
          <table:table-cell table:style-name="ce3" office:value-type="string">
            <text:p>upper bound</text:p>
          </table:table-cell>
        </table:table-row>
        <table:table-row table:style-name="ro1">
          <table:table-cell/>
          <table:table-cell table:style-name="ce2" office:value-type="float" office:value="0.00001">
            <text:p>0.00001</text:p>
          </table:table-cell>
          <table:table-cell table:style-name="ce2" office:value-type="float" office:value="0.975046">
            <text:p>0.97505</text:p>
          </table:table-cell>
          <table:table-cell table:style-name="ce2" office:value-type="float" office:value="0.975789">
            <text:p>0.97579</text:p>
          </table:table-cell>
        </table:table-row>
        <table:table-row table:style-name="ro1">
          <table:table-cell/>
          <table:table-cell table:style-name="ce2" office:value-type="float" office:value="0.00005">
            <text:p>0.00005</text:p>
          </table:table-cell>
          <table:table-cell table:style-name="ce2" office:value-type="float" office:value="0.966533">
            <text:p>0.96653</text:p>
          </table:table-cell>
          <table:table-cell table:style-name="ce2" office:value-type="float" office:value="0.970254">
            <text:p>0.97025</text:p>
          </table:table-cell>
        </table:table-row>
        <table:table-row table:style-name="ro1">
          <table:table-cell/>
          <table:table-cell table:style-name="ce2" office:value-type="float" office:value="0.0001">
            <text:p>0.00010</text:p>
          </table:table-cell>
          <table:table-cell table:style-name="ce2" office:value-type="float" office:value="0.941223">
            <text:p>0.94122</text:p>
          </table:table-cell>
          <table:table-cell table:style-name="ce2" office:value-type="float" office:value="0.950732">
            <text:p>0.95073</text:p>
          </table:table-cell>
        </table:table-row>
        <table:table-row table:style-name="ro1">
          <table:table-cell/>
          <table:table-cell table:style-name="ce2" office:value-type="float" office:value="0.0002">
            <text:p>0.00020</text:p>
          </table:table-cell>
          <table:table-cell table:style-name="ce2" office:value-type="float" office:value="0.863651">
            <text:p>0.86365</text:p>
          </table:table-cell>
          <table:table-cell table:style-name="ce2" office:value-type="float" office:value="0.871599">
            <text:p>0.87160</text:p>
          </table:table-cell>
        </table:table-row>
        <table:table-row table:style-name="ro1">
          <table:table-cell/>
          <table:table-cell table:style-name="ce2" office:value-type="float" office:value="0.0003">
            <text:p>0.00030</text:p>
          </table:table-cell>
          <table:table-cell table:style-name="ce2" office:value-type="float" office:value="0.743471">
            <text:p>0.74347</text:p>
          </table:table-cell>
          <table:table-cell table:style-name="ce2" office:value-type="float" office:value="0.768513">
            <text:p>0.76851</text:p>
          </table:table-cell>
        </table:table-row>
        <table:table-row table:style-name="ro1">
          <table:table-cell/>
          <table:table-cell table:style-name="ce2" office:value-type="float" office:value="0.0004">
            <text:p>0.00040</text:p>
          </table:table-cell>
          <table:table-cell table:style-name="ce2" office:value-type="float" office:value="0.61782">
            <text:p>0.61782</text:p>
          </table:table-cell>
          <table:table-cell table:style-name="ce2" office:value-type="float" office:value="0.649264">
            <text:p>0.64926</text:p>
          </table:table-cell>
        </table:table-row>
        <table:table-row table:style-name="ro1">
          <table:table-cell/>
          <table:table-cell table:style-name="ce2" office:value-type="float" office:value="0.0005">
            <text:p>0.00050</text:p>
          </table:table-cell>
          <table:table-cell table:style-name="ce2" office:value-type="float" office:value="0.503086">
            <text:p>0.50309</text:p>
          </table:table-cell>
          <table:table-cell table:style-name="ce2" office:value-type="float" office:value="0.515805">
            <text:p>0.51581</text:p>
          </table:table-cell>
        </table:table-row>
        <table:table-row table:style-name="ro1">
          <table:table-cell/>
          <table:table-cell table:style-name="ce2" office:value-type="float" office:value="0.0007">
            <text:p>0.00070</text:p>
          </table:table-cell>
          <table:table-cell table:style-name="ce2" office:value-type="float" office:value="0.284472">
            <text:p>0.28447</text:p>
          </table:table-cell>
          <table:table-cell table:style-name="ce2" office:value-type="float" office:value="0.312526">
            <text:p>0.31253</text:p>
          </table:table-cell>
        </table:table-row>
        <table:table-row table:style-name="ro1">
          <table:table-cell/>
          <table:table-cell table:style-name="ce2" office:value-type="float" office:value="0.001">
            <text:p>0.00100</text:p>
          </table:table-cell>
          <table:table-cell table:style-name="ce2" office:value-type="float" office:value="0.105632">
            <text:p>0.10563</text:p>
          </table:table-cell>
          <table:table-cell table:style-name="ce2" office:value-type="float" office:value="0.114946">
            <text:p>0.11495</text:p>
          </table:table-cell>
        </table:table-row>
        <table:table-row table:style-name="ro1">
          <table:table-cell/>
          <table:table-cell table:style-name="ce2" office:value-type="float" office:value="0.002">
            <text:p>0.00200</text:p>
          </table:table-cell>
          <table:table-cell table:style-name="ce2" office:value-type="float" office:value="0.000816">
            <text:p>0.00082</text:p>
          </table:table-cell>
          <table:table-cell table:style-name="ce2" office:value-type="float" office:value="0.001904">
            <text:p>0.00190</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7">02/07/2012</text:date>, <text:time>15:59: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117">
      <style:table-cell-properties style:text-align-source="fix" style:repeat-content="false"/>
      <style:paragraph-properties fo:text-align="center" fo:margin-left="0in"/>
    </style:style>
    <style:style style:name="ce3" style:family="table-cell" style:parent-style-name="Default" style:data-style-name="N117"/>
    <style:style style:name="ta_extref" style:family="table">
      <style:table-properties table:display="false"/>
    </style:style>
  </office:automatic-styles>
  <office:body>
    <office:spreadsheet>
      <table:table table:name="Sheet1" table:style-name="ta1" table:print="false">
        <table:table-column table:style-name="co1" table:number-columns-repeated="10" table:default-cell-style-name="Default"/>
        <table:table-row table:style-name="ro1" table:number-rows-repeated="12">
          <table:table-cell table:number-columns-repeated="10"/>
        </table:table-row>
        <table:table-row table:style-name="ro1">
          <table:table-cell table:number-columns-repeated="7"/>
          <table:table-cell table:style-name="ce1" office:value-type="string">
            <text:p>e</text:p>
          </table:table-cell>
          <table:table-cell table:style-name="ce3" office:value-type="string">
            <text:p>lower bound</text:p>
          </table:table-cell>
          <table:table-cell table:style-name="ce3" office:value-type="string">
            <text:p>upper bound</text:p>
          </table:table-cell>
        </table:table-row>
        <table:table-row table:style-name="ro1">
          <table:table-cell table:number-columns-repeated="7"/>
          <table:table-cell table:style-name="ce2" office:value-type="float" office:value="0.00001">
            <text:p>0.00001</text:p>
          </table:table-cell>
          <table:table-cell table:style-name="ce2" office:value-type="float" office:value="0.908937">
            <text:p>0.90894</text:p>
          </table:table-cell>
          <table:table-cell table:style-name="ce2" office:value-type="float" office:value="0.909181">
            <text:p>0.90918</text:p>
          </table:table-cell>
        </table:table-row>
        <table:table-row table:style-name="ro1">
          <table:table-cell table:number-columns-repeated="7"/>
          <table:table-cell table:style-name="ce2" office:value-type="float" office:value="0.00005">
            <text:p>0.00005</text:p>
          </table:table-cell>
          <table:table-cell table:style-name="ce2" office:value-type="float" office:value="0.90756">
            <text:p>0.90756</text:p>
          </table:table-cell>
          <table:table-cell table:style-name="ce2" office:value-type="float" office:value="0.908573">
            <text:p>0.90857</text:p>
          </table:table-cell>
        </table:table-row>
        <table:table-row table:style-name="ro1">
          <table:table-cell table:number-columns-repeated="7"/>
          <table:table-cell table:style-name="ce2" office:value-type="float" office:value="0.0001">
            <text:p>0.00010</text:p>
          </table:table-cell>
          <table:table-cell table:style-name="ce2" office:value-type="float" office:value="0.905331">
            <text:p>0.90533</text:p>
          </table:table-cell>
          <table:table-cell table:style-name="ce2" office:value-type="float" office:value="0.90677">
            <text:p>0.90677</text:p>
          </table:table-cell>
        </table:table-row>
        <table:table-row table:style-name="ro1">
          <table:table-cell table:number-columns-repeated="7"/>
          <table:table-cell table:style-name="ce2" office:value-type="float" office:value="0.0002">
            <text:p>0.00020</text:p>
          </table:table-cell>
          <table:table-cell table:style-name="ce2" office:value-type="float" office:value="0.892938">
            <text:p>0.89294</text:p>
          </table:table-cell>
          <table:table-cell table:style-name="ce2" office:value-type="float" office:value="0.898203">
            <text:p>0.89820</text:p>
          </table:table-cell>
        </table:table-row>
        <table:table-row table:style-name="ro1">
          <table:table-cell table:number-columns-repeated="7"/>
          <table:table-cell table:style-name="ce2" office:value-type="float" office:value="0.0003">
            <text:p>0.00030</text:p>
          </table:table-cell>
          <table:table-cell table:style-name="ce2" office:value-type="float" office:value="0.875135">
            <text:p>0.87514</text:p>
          </table:table-cell>
          <table:table-cell table:style-name="ce2" office:value-type="float" office:value="0.886564">
            <text:p>0.88656</text:p>
          </table:table-cell>
        </table:table-row>
        <table:table-row table:style-name="ro1">
          <table:table-cell table:number-columns-repeated="7"/>
          <table:table-cell table:style-name="ce2" office:value-type="float" office:value="0.0004">
            <text:p>0.00040</text:p>
          </table:table-cell>
          <table:table-cell table:style-name="ce2" office:value-type="float" office:value="0.851">
            <text:p>0.85100</text:p>
          </table:table-cell>
          <table:table-cell table:style-name="ce2" office:value-type="float" office:value="0.86516">
            <text:p>0.86516</text:p>
          </table:table-cell>
        </table:table-row>
        <table:table-row table:style-name="ro1">
          <table:table-cell table:number-columns-repeated="7"/>
          <table:table-cell table:style-name="ce2" office:value-type="float" office:value="0.0005">
            <text:p>0.00050</text:p>
          </table:table-cell>
          <table:table-cell table:style-name="ce2" office:value-type="float" office:value="0.827165">
            <text:p>0.82717</text:p>
          </table:table-cell>
          <table:table-cell table:style-name="ce2" office:value-type="float" office:value="0.835872">
            <text:p>0.83587</text:p>
          </table:table-cell>
        </table:table-row>
        <table:table-row table:style-name="ro1">
          <table:table-cell table:number-columns-repeated="7"/>
          <table:table-cell table:style-name="ce2" office:value-type="float" office:value="0.0007">
            <text:p>0.00070</text:p>
          </table:table-cell>
          <table:table-cell table:style-name="ce2" office:value-type="float" office:value="0.759404">
            <text:p>0.75940</text:p>
          </table:table-cell>
          <table:table-cell table:style-name="ce2" office:value-type="float" office:value="0.771401">
            <text:p>0.77140</text:p>
          </table:table-cell>
        </table:table-row>
        <table:table-row table:style-name="ro1">
          <table:table-cell table:number-columns-repeated="7"/>
          <table:table-cell table:style-name="ce2" office:value-type="float" office:value="0.001">
            <text:p>0.00100</text:p>
          </table:table-cell>
          <table:table-cell table:style-name="ce2" office:value-type="float" office:value="0.627722">
            <text:p>0.62772</text:p>
          </table:table-cell>
          <table:table-cell table:style-name="ce2" office:value-type="float" office:value="0.652414">
            <text:p>0.65241</text:p>
          </table:table-cell>
        </table:table-row>
        <table:table-row table:style-name="ro1">
          <table:table-cell table:number-columns-repeated="7"/>
          <table:table-cell table:style-name="ce2" office:value-type="float" office:value="0.002">
            <text:p>0.00200</text:p>
          </table:table-cell>
          <table:table-cell table:style-name="ce2" office:value-type="float" office:value="0.234983">
            <text:p>0.23498</text:p>
          </table:table-cell>
          <table:table-cell table:style-name="ce2" office:value-type="float" office:value="0.247828">
            <text:p>0.24783</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7">02/07/2012</text:date>, <text:time>15:59: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117">
      <style:table-cell-properties style:text-align-source="fix" style:repeat-content="false"/>
      <style:paragraph-properties fo:text-align="center" fo:margin-left="0in"/>
    </style:style>
    <style:style style:name="ce3" style:family="table-cell" style:parent-style-name="Default" style:data-style-name="N117"/>
    <style:style style:name="ta_extref" style:family="table">
      <style:table-properties table:display="false"/>
    </style:style>
  </office:automatic-styles>
  <office:body>
    <office:spreadsheet>
      <table:table table:name="Sheet1" table:style-name="ta1" table:print="false">
        <table:table-column table:style-name="co1" table:number-columns-repeated="16" table:default-cell-style-name="Default"/>
        <table:table-row table:style-name="ro1" table:number-rows-repeated="12">
          <table:table-cell table:number-columns-repeated="16"/>
        </table:table-row>
        <table:table-row table:style-name="ro1">
          <table:table-cell table:number-columns-repeated="13"/>
          <table:table-cell table:style-name="ce1" office:value-type="string">
            <text:p>e</text:p>
          </table:table-cell>
          <table:table-cell table:style-name="ce3" office:value-type="string">
            <text:p>lower bound</text:p>
          </table:table-cell>
          <table:table-cell table:style-name="ce3" office:value-type="string">
            <text:p>upper bound</text:p>
          </table:table-cell>
        </table:table-row>
        <table:table-row table:style-name="ro1">
          <table:table-cell table:number-columns-repeated="13"/>
          <table:table-cell table:style-name="ce2" office:value-type="float" office:value="0.00001">
            <text:p>0.00001</text:p>
          </table:table-cell>
          <table:table-cell table:style-name="ce2" office:value-type="float" office:value="0.661157">
            <text:p>0.66116</text:p>
          </table:table-cell>
          <table:table-cell table:style-name="ce2" office:value-type="float" office:value="0.661157">
            <text:p>0.66116</text:p>
          </table:table-cell>
        </table:table-row>
        <table:table-row table:style-name="ro1">
          <table:table-cell table:number-columns-repeated="13"/>
          <table:table-cell table:style-name="ce2" office:value-type="float" office:value="0.00005">
            <text:p>0.00005</text:p>
          </table:table-cell>
          <table:table-cell table:style-name="ce2" office:value-type="float" office:value="0.660771">
            <text:p>0.66077</text:p>
          </table:table-cell>
          <table:table-cell table:style-name="ce2" office:value-type="float" office:value="0.661351">
            <text:p>0.66135</text:p>
          </table:table-cell>
        </table:table-row>
        <table:table-row table:style-name="ro1">
          <table:table-cell table:number-columns-repeated="13"/>
          <table:table-cell table:style-name="ce2" office:value-type="float" office:value="0.0001">
            <text:p>0.00010</text:p>
          </table:table-cell>
          <table:table-cell table:style-name="ce2" office:value-type="float" office:value="0.660134">
            <text:p>0.66013</text:p>
          </table:table-cell>
          <table:table-cell table:style-name="ce2" office:value-type="float" office:value="0.661156">
            <text:p>0.66116</text:p>
          </table:table-cell>
        </table:table-row>
        <table:table-row table:style-name="ro1">
          <table:table-cell table:number-columns-repeated="13"/>
          <table:table-cell table:style-name="ce2" office:value-type="float" office:value="0.0002">
            <text:p>0.00020</text:p>
          </table:table-cell>
          <table:table-cell table:style-name="ce2" office:value-type="float" office:value="0.657609">
            <text:p>0.65761</text:p>
          </table:table-cell>
          <table:table-cell table:style-name="ce2" office:value-type="float" office:value="0.66128">
            <text:p>0.66128</text:p>
          </table:table-cell>
        </table:table-row>
        <table:table-row table:style-name="ro1">
          <table:table-cell table:number-columns-repeated="13"/>
          <table:table-cell table:style-name="ce2" office:value-type="float" office:value="0.0003">
            <text:p>0.00030</text:p>
          </table:table-cell>
          <table:table-cell table:style-name="ce2" office:value-type="float" office:value="0.655585">
            <text:p>0.65559</text:p>
          </table:table-cell>
          <table:table-cell table:style-name="ce2" office:value-type="float" office:value="0.659017">
            <text:p>0.65902</text:p>
          </table:table-cell>
        </table:table-row>
        <table:table-row table:style-name="ro1">
          <table:table-cell table:number-columns-repeated="13"/>
          <table:table-cell table:style-name="ce2" office:value-type="float" office:value="0.0004">
            <text:p>0.00040</text:p>
          </table:table-cell>
          <table:table-cell table:style-name="ce2" office:value-type="float" office:value="0.652395">
            <text:p>0.65240</text:p>
          </table:table-cell>
          <table:table-cell table:style-name="ce2" office:value-type="float" office:value="0.655742">
            <text:p>0.65574</text:p>
          </table:table-cell>
        </table:table-row>
        <table:table-row table:style-name="ro1">
          <table:table-cell table:number-columns-repeated="13"/>
          <table:table-cell table:style-name="ce2" office:value-type="float" office:value="0.0005">
            <text:p>0.00050</text:p>
          </table:table-cell>
          <table:table-cell table:style-name="ce2" office:value-type="float" office:value="0.648393">
            <text:p>0.64839</text:p>
          </table:table-cell>
          <table:table-cell table:style-name="ce2" office:value-type="float" office:value="0.652992">
            <text:p>0.65299</text:p>
          </table:table-cell>
        </table:table-row>
        <table:table-row table:style-name="ro1">
          <table:table-cell table:number-columns-repeated="13"/>
          <table:table-cell table:style-name="ce2" office:value-type="float" office:value="0.0007">
            <text:p>0.00070</text:p>
          </table:table-cell>
          <table:table-cell table:style-name="ce2" office:value-type="float" office:value="0.637022">
            <text:p>0.63702</text:p>
          </table:table-cell>
          <table:table-cell table:style-name="ce2" office:value-type="float" office:value="0.643209">
            <text:p>0.64321</text:p>
          </table:table-cell>
        </table:table-row>
        <table:table-row table:style-name="ro1">
          <table:table-cell table:number-columns-repeated="13"/>
          <table:table-cell table:style-name="ce2" office:value-type="float" office:value="0.001">
            <text:p>0.00100</text:p>
          </table:table-cell>
          <table:table-cell table:style-name="ce2" office:value-type="float" office:value="0.614678">
            <text:p>0.61468</text:p>
          </table:table-cell>
          <table:table-cell table:style-name="ce2" office:value-type="float" office:value="0.624208">
            <text:p>0.62421</text:p>
          </table:table-cell>
        </table:table-row>
        <table:table-row table:style-name="ro1">
          <table:table-cell table:number-columns-repeated="13"/>
          <table:table-cell table:style-name="ce2" office:value-type="float" office:value="0.002">
            <text:p>0.00200</text:p>
          </table:table-cell>
          <table:table-cell table:style-name="ce2" office:value-type="float" office:value="0.499046">
            <text:p>0.49905</text:p>
          </table:table-cell>
          <table:table-cell table:style-name="ce2" office:value-type="float" office:value="0.525587">
            <text:p>0.52559</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7">02/07/2012</text:date>, <text:time>16:00: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146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117">
      <style:table-cell-properties style:text-align-source="fix" style:repeat-content="false"/>
      <style:paragraph-properties fo:text-align="center" fo:margin-left="0in"/>
    </style:style>
    <style:style style:name="ce3" style:family="table-cell" style:parent-style-name="Default" style:data-style-name="N117"/>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1" table:default-cell-style-name="Default"/>
        <table:table-row table:style-name="ro1" table:number-rows-repeated="24">
          <table:table-cell table:number-columns-repeated="4"/>
        </table:table-row>
        <table:table-row table:style-name="ro1">
          <table:table-cell/>
          <table:table-cell table:style-name="ce1" office:value-type="string">
            <text:p>e </text:p>
          </table:table-cell>
          <table:table-cell table:style-name="ce3" office:value-type="string">
            <text:p>lower bound</text:p>
          </table:table-cell>
          <table:table-cell table:style-name="ce3" office:value-type="string">
            <text:p>upper bound</text:p>
          </table:table-cell>
        </table:table-row>
        <table:table-row table:style-name="ro1">
          <table:table-cell/>
          <table:table-cell table:style-name="ce2" office:value-type="float" office:value="0.00001">
            <text:p>0.00001</text:p>
          </table:table-cell>
          <table:table-cell table:style-name="ce2" office:value-type="float" office:value="0.33195">
            <text:p>0.33195</text:p>
          </table:table-cell>
          <table:table-cell table:style-name="ce2" office:value-type="float" office:value="0.33195">
            <text:p>0.33195</text:p>
          </table:table-cell>
        </table:table-row>
        <table:table-row table:style-name="ro1">
          <table:table-cell/>
          <table:table-cell table:style-name="ce2" office:value-type="float" office:value="0.00005">
            <text:p>0.00005</text:p>
          </table:table-cell>
          <table:table-cell table:style-name="ce2" office:value-type="float" office:value="0.331835">
            <text:p>0.33184</text:p>
          </table:table-cell>
          <table:table-cell table:style-name="ce2" office:value-type="float" office:value="0.332034">
            <text:p>0.33203</text:p>
          </table:table-cell>
        </table:table-row>
        <table:table-row table:style-name="ro1">
          <table:table-cell/>
          <table:table-cell table:style-name="ce2" office:value-type="float" office:value="0.0001">
            <text:p>0.00010</text:p>
          </table:table-cell>
          <table:table-cell table:style-name="ce2" office:value-type="float" office:value="0.331713">
            <text:p>0.33171</text:p>
          </table:table-cell>
          <table:table-cell table:style-name="ce2" office:value-type="float" office:value="0.332027">
            <text:p>0.33203</text:p>
          </table:table-cell>
        </table:table-row>
        <table:table-row table:style-name="ro1">
          <table:table-cell/>
          <table:table-cell table:style-name="ce2" office:value-type="float" office:value="0.0002">
            <text:p>0.00020</text:p>
          </table:table-cell>
          <table:table-cell table:style-name="ce2" office:value-type="float" office:value="0.331259">
            <text:p>0.33126</text:p>
          </table:table-cell>
          <table:table-cell table:style-name="ce2" office:value-type="float" office:value="0.332066">
            <text:p>0.33207</text:p>
          </table:table-cell>
        </table:table-row>
        <table:table-row table:style-name="ro1">
          <table:table-cell/>
          <table:table-cell table:style-name="ce2" office:value-type="float" office:value="0.0003">
            <text:p>0.00030</text:p>
          </table:table-cell>
          <table:table-cell table:style-name="ce2" office:value-type="float" office:value="0.330438">
            <text:p>0.33044</text:p>
          </table:table-cell>
          <table:table-cell table:style-name="ce2" office:value-type="float" office:value="0.33199">
            <text:p>0.33199</text:p>
          </table:table-cell>
        </table:table-row>
        <table:table-row table:style-name="ro1">
          <table:table-cell/>
          <table:table-cell table:style-name="ce2" office:value-type="float" office:value="0.0004">
            <text:p>0.00040</text:p>
          </table:table-cell>
          <table:table-cell table:style-name="ce2" office:value-type="float" office:value="0.329819">
            <text:p>0.32982</text:p>
          </table:table-cell>
          <table:table-cell table:style-name="ce2" office:value-type="float" office:value="0.331714">
            <text:p>0.33171</text:p>
          </table:table-cell>
        </table:table-row>
        <table:table-row table:style-name="ro1">
          <table:table-cell/>
          <table:table-cell table:style-name="ce2" office:value-type="float" office:value="0.0005">
            <text:p>0.00050</text:p>
          </table:table-cell>
          <table:table-cell table:style-name="ce2" office:value-type="float" office:value="0.329232">
            <text:p>0.32923</text:p>
          </table:table-cell>
          <table:table-cell table:style-name="ce2" office:value-type="float" office:value="0.331052">
            <text:p>0.33105</text:p>
          </table:table-cell>
        </table:table-row>
        <table:table-row table:style-name="ro1">
          <table:table-cell/>
          <table:table-cell table:style-name="ce2" office:value-type="float" office:value="0.0007">
            <text:p>0.00070</text:p>
          </table:table-cell>
          <table:table-cell table:style-name="ce2" office:value-type="float" office:value="0.326426">
            <text:p>0.32643</text:p>
          </table:table-cell>
          <table:table-cell table:style-name="ce2" office:value-type="float" office:value="0.329346">
            <text:p>0.32935</text:p>
          </table:table-cell>
        </table:table-row>
        <table:table-row table:style-name="ro1">
          <table:table-cell/>
          <table:table-cell table:style-name="ce2" office:value-type="float" office:value="0.001">
            <text:p>0.00100</text:p>
          </table:table-cell>
          <table:table-cell table:style-name="ce2" office:value-type="float" office:value="0.322022">
            <text:p>0.32202</text:p>
          </table:table-cell>
          <table:table-cell table:style-name="ce2" office:value-type="float" office:value="0.326837">
            <text:p>0.32684</text:p>
          </table:table-cell>
        </table:table-row>
        <table:table-row table:style-name="ro1">
          <table:table-cell/>
          <table:table-cell table:style-name="ce2" office:value-type="float" office:value="0.002">
            <text:p>0.00200</text:p>
          </table:table-cell>
          <table:table-cell table:style-name="ce2" office:value-type="float" office:value="0.299754">
            <text:p>0.29975</text:p>
          </table:table-cell>
          <table:table-cell table:style-name="ce2" office:value-type="float" office:value="0.304397">
            <text:p>0.30440</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7">02/07/2012</text:date>, <text:time>16:0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116">
      <number:number number:decimal-places="5"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symbol-type="automatic" chart:connect-bars="false" chart:auto-position="true" chart:auto-size="true" chart:treat-empty-cells="ignore" chart:spline-order="3" chart:sort-by-x-values="false" chart:right-angled-axes="true"/>
    </style:style>
    <style:style style:name="ch5" style:family="chart" style:data-style-name="N116">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data-style-name="N116">
      <style:chart-properties chart:display-label="true" chart:logarithmic="false" chart:minimum="0" chart:maximum="1" chart:reverse-direction="false" text:line-break="false" chart:link-data-style-to-source="false" chart:visible="true" chart:axis-position="0"/>
      <style:graphic-properties svg:stroke-color="#b3b3b3"/>
      <style:text-properties fo:font-size="8pt" style:font-size-asian="8pt" style:font-size-complex="8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1.816cm" svg:height="10.717cm" chart:class="chart:scatter" chart:style-name="ch1">
        <chart:title svg:x="1.569cm" svg:y="0.215cm" chart:style-name="ch2">
          <text:p>Throughput vs. Probability of Error for K = 1</text:p>
        </chart:title>
        <chart:legend chart:legend-position="end" svg:x="9.303cm" svg:y="1.618cm" chart:style-name="ch3"/>
        <chart:plot-area chart:style-name="ch4" chart:data-source-has-labels="both" svg:x="0.236cm" svg:y="0.932cm" svg:width="8.977cm" svg:height="9.344cm">
          <chart:axis chart:dimension="x" chart:name="primary-x" chart:style-name="ch5">
            <chart:title svg:x="3.388cm" svg:y="9.918cm" chart:style-name="ch6">
              <text:p>Probability of Error</text:p>
            </chart:title>
            <chart:categories table:cell-range-address="local-table.$A$2:.$A$11"/>
          </chart:axis>
          <chart:axis chart:dimension="y" chart:name="primary-y" chart:style-name="ch7">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oughput</text:p>
              </table:table-cell>
            </table:table-row>
          </table:table-header-rows>
          <table:table-rows>
            <table:table-row>
              <table:table-cell office:value-type="string">
                <text:p>1</text:p>
              </table:table-cell>
              <table:table-cell office:value-type="float" office:value="0.00001">
                <text:p>0.00001</text:p>
              </table:table-cell>
              <table:table-cell office:value-type="float" office:value="0.983016">
                <text:p>0.983016</text:p>
              </table:table-cell>
            </table:table-row>
            <table:table-row>
              <table:table-cell office:value-type="string">
                <text:p>2</text:p>
              </table:table-cell>
              <table:table-cell office:value-type="float" office:value="0.00005">
                <text:p>0.00005</text:p>
              </table:table-cell>
              <table:table-cell office:value-type="float" office:value="0.926851">
                <text:p>0.926851</text:p>
              </table:table-cell>
            </table:table-row>
            <table:table-row>
              <table:table-cell office:value-type="string">
                <text:p>3</text:p>
              </table:table-cell>
              <table:table-cell office:value-type="float" office:value="0.0001">
                <text:p>0.0001</text:p>
              </table:table-cell>
              <table:table-cell office:value-type="float" office:value="0.79721">
                <text:p>0.79721</text:p>
              </table:table-cell>
            </table:table-row>
            <table:table-row>
              <table:table-cell office:value-type="string">
                <text:p>4</text:p>
              </table:table-cell>
              <table:table-cell office:value-type="float" office:value="0.0002">
                <text:p>0.0002</text:p>
              </table:table-cell>
              <table:table-cell office:value-type="float" office:value="0.519814">
                <text:p>0.519814</text:p>
              </table:table-cell>
            </table:table-row>
            <table:table-row>
              <table:table-cell office:value-type="string">
                <text:p>5</text:p>
              </table:table-cell>
              <table:table-cell office:value-type="float" office:value="0.0003">
                <text:p>0.0003</text:p>
              </table:table-cell>
              <table:table-cell office:value-type="float" office:value="0.301734">
                <text:p>0.301734</text:p>
              </table:table-cell>
            </table:table-row>
            <table:table-row>
              <table:table-cell office:value-type="string">
                <text:p>6</text:p>
              </table:table-cell>
              <table:table-cell office:value-type="float" office:value="0.0004">
                <text:p>0.0004</text:p>
              </table:table-cell>
              <table:table-cell office:value-type="float" office:value="0.167644">
                <text:p>0.167644</text:p>
              </table:table-cell>
            </table:table-row>
            <table:table-row>
              <table:table-cell office:value-type="string">
                <text:p>7</text:p>
              </table:table-cell>
              <table:table-cell office:value-type="float" office:value="0.0005">
                <text:p>0.0005</text:p>
              </table:table-cell>
              <table:table-cell office:value-type="float" office:value="0.089174">
                <text:p>0.089174</text:p>
              </table:table-cell>
            </table:table-row>
            <table:table-row>
              <table:table-cell office:value-type="string">
                <text:p>8</text:p>
              </table:table-cell>
              <table:table-cell office:value-type="float" office:value="0.0007">
                <text:p>0.0007</text:p>
              </table:table-cell>
              <table:table-cell office:value-type="float" office:value="0.02333">
                <text:p>0.02333</text:p>
              </table:table-cell>
            </table:table-row>
            <table:table-row>
              <table:table-cell office:value-type="string">
                <text:p>9</text:p>
              </table:table-cell>
              <table:table-cell office:value-type="float" office:value="0.001">
                <text:p>0.001</text:p>
              </table:table-cell>
              <table:table-cell office:value-type="float" office:value="0.003296">
                <text:p>0.003296</text:p>
              </table:table-cell>
            </table:table-row>
            <table:table-row>
              <table:table-cell office:value-type="string">
                <text:p>10</text:p>
              </table:table-cell>
              <table:table-cell office:value-type="float" office:value="0.002">
                <text:p>0.002</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116">
      <number:number number:decimal-places="5"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symbol-type="automatic" chart:connect-bars="false" chart:auto-position="true" chart:auto-size="true" chart:treat-empty-cells="ignore" chart:spline-order="3" chart:sort-by-x-values="false" chart:right-angled-axes="true"/>
    </style:style>
    <style:style style:name="ch5" style:family="chart" style:data-style-name="N116">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data-style-name="N116">
      <style:chart-properties chart:display-label="true" chart:logarithmic="false" chart:minimum="0" chart:maximum="1" chart:reverse-direction="false" text:line-break="false" chart:link-data-style-to-source="false" chart:visible="true" chart:axis-position="0"/>
      <style:graphic-properties svg:stroke-color="#b3b3b3"/>
      <style:text-properties fo:font-size="8pt" style:font-size-asian="8pt" style:font-size-complex="8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2.345cm" svg:height="9.932cm" chart:class="chart:scatter" chart:style-name="ch1">
        <chart:title svg:x="1.833cm" svg:y="0.199cm" chart:style-name="ch2">
          <text:p>Throughput vs. Probability of Error for K = 5</text:p>
        </chart:title>
        <chart:legend chart:legend-position="end" svg:x="9.88cm" svg:y="2.101cm" chart:style-name="ch3"/>
        <chart:plot-area chart:style-name="ch4" chart:data-source-has-labels="both" svg:x="0.246cm" svg:y="0.9cm" svg:width="9.476cm" svg:height="8.639cm">
          <chart:axis chart:dimension="x" chart:name="primary-x" chart:style-name="ch5">
            <chart:title svg:x="3.648cm" svg:y="9.165cm" chart:style-name="ch6">
              <text:p>Probability of Error</text:p>
            </chart:title>
            <chart:categories table:cell-range-address="local-table.$A$2:.$A$11"/>
          </chart:axis>
          <chart:axis chart:dimension="y" chart:name="primary-y" chart:style-name="ch7">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oughput</text:p>
              </table:table-cell>
            </table:table-row>
          </table:table-header-rows>
          <table:table-rows>
            <table:table-row>
              <table:table-cell office:value-type="string">
                <text:p>1</text:p>
              </table:table-cell>
              <table:table-cell office:value-type="float" office:value="0.00001">
                <text:p>0.00001</text:p>
              </table:table-cell>
              <table:table-cell office:value-type="float" office:value="0.980385">
                <text:p>0.980385</text:p>
              </table:table-cell>
            </table:table-row>
            <table:table-row>
              <table:table-cell office:value-type="string">
                <text:p>2</text:p>
              </table:table-cell>
              <table:table-cell office:value-type="float" office:value="0.00005">
                <text:p>0.00005</text:p>
              </table:table-cell>
              <table:table-cell office:value-type="float" office:value="0.966097">
                <text:p>0.966097</text:p>
              </table:table-cell>
            </table:table-row>
            <table:table-row>
              <table:table-cell office:value-type="string">
                <text:p>3</text:p>
              </table:table-cell>
              <table:table-cell office:value-type="float" office:value="0.0001">
                <text:p>0.0001</text:p>
              </table:table-cell>
              <table:table-cell office:value-type="float" office:value="0.924047">
                <text:p>0.924047</text:p>
              </table:table-cell>
            </table:table-row>
            <table:table-row>
              <table:table-cell office:value-type="string">
                <text:p>4</text:p>
              </table:table-cell>
              <table:table-cell office:value-type="float" office:value="0.0002">
                <text:p>0.0002</text:p>
              </table:table-cell>
              <table:table-cell office:value-type="float" office:value="0.793419">
                <text:p>0.793419</text:p>
              </table:table-cell>
            </table:table-row>
            <table:table-row>
              <table:table-cell office:value-type="string">
                <text:p>5</text:p>
              </table:table-cell>
              <table:table-cell office:value-type="float" office:value="0.0003">
                <text:p>0.0003</text:p>
              </table:table-cell>
              <table:table-cell office:value-type="float" office:value="0.631237">
                <text:p>0.631237</text:p>
              </table:table-cell>
            </table:table-row>
            <table:table-row>
              <table:table-cell office:value-type="string">
                <text:p>6</text:p>
              </table:table-cell>
              <table:table-cell office:value-type="float" office:value="0.0004">
                <text:p>0.0004</text:p>
              </table:table-cell>
              <table:table-cell office:value-type="float" office:value="0.469072">
                <text:p>0.469072</text:p>
              </table:table-cell>
            </table:table-row>
            <table:table-row>
              <table:table-cell office:value-type="string">
                <text:p>7</text:p>
              </table:table-cell>
              <table:table-cell office:value-type="float" office:value="0.0005">
                <text:p>0.0005</text:p>
              </table:table-cell>
              <table:table-cell office:value-type="float" office:value="0.335179">
                <text:p>0.335179</text:p>
              </table:table-cell>
            </table:table-row>
            <table:table-row>
              <table:table-cell office:value-type="string">
                <text:p>8</text:p>
              </table:table-cell>
              <table:table-cell office:value-type="float" office:value="0.0007">
                <text:p>0.0007</text:p>
              </table:table-cell>
              <table:table-cell office:value-type="float" office:value="0.156165">
                <text:p>0.156165</text:p>
              </table:table-cell>
            </table:table-row>
            <table:table-row>
              <table:table-cell office:value-type="string">
                <text:p>9</text:p>
              </table:table-cell>
              <table:table-cell office:value-type="float" office:value="0.001">
                <text:p>0.001</text:p>
              </table:table-cell>
              <table:table-cell office:value-type="float" office:value="0.037073">
                <text:p>0.037073</text:p>
              </table:table-cell>
            </table:table-row>
            <table:table-row>
              <table:table-cell office:value-type="string">
                <text:p>10</text:p>
              </table:table-cell>
              <table:table-cell office:value-type="float" office:value="0.002">
                <text:p>0.002</text:p>
              </table:table-cell>
              <table:table-cell office:value-type="float" office:value="0.000112">
                <text:p>0.0001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116">
      <number:number number:decimal-places="5"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symbol-type="automatic" chart:connect-bars="false" chart:auto-position="true" chart:auto-size="true" chart:treat-empty-cells="ignore" chart:spline-order="3" chart:sort-by-x-values="false" chart:right-angled-axes="true"/>
    </style:style>
    <style:style style:name="ch5" style:family="chart" style:data-style-name="N116">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data-style-name="N116">
      <style:chart-properties chart:display-label="true" chart:logarithmic="false" chart:minimum="0" chart:maximum="1" chart:reverse-direction="false" text:line-break="false" chart:link-data-style-to-source="false" chart:visible="true" chart:axis-position="0"/>
      <style:graphic-properties svg:stroke-color="#b3b3b3"/>
      <style:text-properties fo:font-size="8pt" style:font-size-asian="8pt" style:font-size-complex="8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2.786cm" svg:height="10.052cm" chart:class="chart:scatter" chart:style-name="ch1">
        <chart:title svg:x="1.935cm" svg:y="0.202cm" chart:style-name="ch2">
          <text:p>Throughput vs. Probability of Error for K = 10</text:p>
        </chart:title>
        <chart:legend chart:legend-position="end" svg:x="10.211cm" svg:y="1.706cm" chart:style-name="ch3"/>
        <chart:plot-area chart:style-name="ch4" chart:data-source-has-labels="both" svg:x="0.255cm" svg:y="0.906cm" svg:width="9.89cm" svg:height="8.744cm">
          <chart:axis chart:dimension="x" chart:name="primary-x" chart:style-name="ch5">
            <chart:title svg:x="3.864cm" svg:y="9.279cm" chart:style-name="ch6">
              <text:p>Probability of Error</text:p>
            </chart:title>
            <chart:categories table:cell-range-address="local-table.$A$2:.$A$11"/>
          </chart:axis>
          <chart:axis chart:dimension="y" chart:name="primary-y" chart:style-name="ch7">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oughput</text:p>
              </table:table-cell>
            </table:table-row>
          </table:table-header-rows>
          <table:table-rows>
            <table:table-row>
              <table:table-cell office:value-type="string">
                <text:p>1</text:p>
              </table:table-cell>
              <table:table-cell office:value-type="float" office:value="0.00001">
                <text:p>0.00001</text:p>
              </table:table-cell>
              <table:table-cell office:value-type="float" office:value="0.975418">
                <text:p>0.975418</text:p>
              </table:table-cell>
            </table:table-row>
            <table:table-row>
              <table:table-cell office:value-type="string">
                <text:p>2</text:p>
              </table:table-cell>
              <table:table-cell office:value-type="float" office:value="0.00005">
                <text:p>0.00005</text:p>
              </table:table-cell>
              <table:table-cell office:value-type="float" office:value="0.968394">
                <text:p>0.968394</text:p>
              </table:table-cell>
            </table:table-row>
            <table:table-row>
              <table:table-cell office:value-type="string">
                <text:p>3</text:p>
              </table:table-cell>
              <table:table-cell office:value-type="float" office:value="0.0001">
                <text:p>0.0001</text:p>
              </table:table-cell>
              <table:table-cell office:value-type="float" office:value="0.945977">
                <text:p>0.945977</text:p>
              </table:table-cell>
            </table:table-row>
            <table:table-row>
              <table:table-cell office:value-type="string">
                <text:p>4</text:p>
              </table:table-cell>
              <table:table-cell office:value-type="float" office:value="0.0002">
                <text:p>0.0002</text:p>
              </table:table-cell>
              <table:table-cell office:value-type="float" office:value="0.867625">
                <text:p>0.867625</text:p>
              </table:table-cell>
            </table:table-row>
            <table:table-row>
              <table:table-cell office:value-type="string">
                <text:p>5</text:p>
              </table:table-cell>
              <table:table-cell office:value-type="float" office:value="0.0003">
                <text:p>0.0003</text:p>
              </table:table-cell>
              <table:table-cell office:value-type="float" office:value="0.755992">
                <text:p>0.755992</text:p>
              </table:table-cell>
            </table:table-row>
            <table:table-row>
              <table:table-cell office:value-type="string">
                <text:p>6</text:p>
              </table:table-cell>
              <table:table-cell office:value-type="float" office:value="0.0004">
                <text:p>0.0004</text:p>
              </table:table-cell>
              <table:table-cell office:value-type="float" office:value="0.633542">
                <text:p>0.633542</text:p>
              </table:table-cell>
            </table:table-row>
            <table:table-row>
              <table:table-cell office:value-type="string">
                <text:p>7</text:p>
              </table:table-cell>
              <table:table-cell office:value-type="float" office:value="0.0005">
                <text:p>0.0005</text:p>
              </table:table-cell>
              <table:table-cell office:value-type="float" office:value="0.509445">
                <text:p>0.509445</text:p>
              </table:table-cell>
            </table:table-row>
            <table:table-row>
              <table:table-cell office:value-type="string">
                <text:p>8</text:p>
              </table:table-cell>
              <table:table-cell office:value-type="float" office:value="0.0007">
                <text:p>0.0007</text:p>
              </table:table-cell>
              <table:table-cell office:value-type="float" office:value="0.298499">
                <text:p>0.298499</text:p>
              </table:table-cell>
            </table:table-row>
            <table:table-row>
              <table:table-cell office:value-type="string">
                <text:p>9</text:p>
              </table:table-cell>
              <table:table-cell office:value-type="float" office:value="0.001">
                <text:p>0.001</text:p>
              </table:table-cell>
              <table:table-cell office:value-type="float" office:value="0.110289">
                <text:p>0.110289</text:p>
              </table:table-cell>
            </table:table-row>
            <table:table-row>
              <table:table-cell office:value-type="string">
                <text:p>10</text:p>
              </table:table-cell>
              <table:table-cell office:value-type="float" office:value="0.002">
                <text:p>0.002</text:p>
              </table:table-cell>
              <table:table-cell office:value-type="float" office:value="0.00136">
                <text:p>0.0013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116">
      <number:number number:decimal-places="5"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symbol-type="automatic" chart:connect-bars="false" chart:auto-position="true" chart:auto-size="true" chart:treat-empty-cells="ignore" chart:spline-order="3" chart:sort-by-x-values="false" chart:right-angled-axes="true"/>
    </style:style>
    <style:style style:name="ch5" style:family="chart" style:data-style-name="N116">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2.054cm" svg:height="10.096cm" chart:class="chart:scatter" chart:style-name="ch1">
        <chart:title svg:x="1.449cm" svg:y="0.202cm" chart:style-name="ch2">
          <text:p>Throughput vs. Probability of Error for K = 100</text:p>
        </chart:title>
        <chart:legend chart:legend-position="end" svg:x="9.534cm" svg:y="1.713cm" chart:style-name="ch3"/>
        <chart:plot-area chart:style-name="ch4" chart:data-source-has-labels="both" svg:x="0.241cm" svg:y="0.906cm" svg:width="9.2cm" svg:height="8.788cm">
          <chart:axis chart:dimension="x" chart:name="primary-x" chart:style-name="ch5">
            <chart:title svg:x="3.505cm" svg:y="9.323cm" chart:style-name="ch6">
              <text:p>Probability of Error</text:p>
            </chart:title>
            <chart:categories table:cell-range-address="local-table.$A$2:.$A$11"/>
          </chart:axis>
          <chart:axis chart:dimension="y" chart:name="primary-y" chart:style-name="ch5">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oughput</text:p>
              </table:table-cell>
            </table:table-row>
          </table:table-header-rows>
          <table:table-rows>
            <table:table-row>
              <table:table-cell office:value-type="string">
                <text:p>1</text:p>
              </table:table-cell>
              <table:table-cell office:value-type="float" office:value="0.00001">
                <text:p>0.00001</text:p>
              </table:table-cell>
              <table:table-cell office:value-type="float" office:value="0.909059">
                <text:p>0.909059</text:p>
              </table:table-cell>
            </table:table-row>
            <table:table-row>
              <table:table-cell office:value-type="string">
                <text:p>2</text:p>
              </table:table-cell>
              <table:table-cell office:value-type="float" office:value="0.00005">
                <text:p>0.00005</text:p>
              </table:table-cell>
              <table:table-cell office:value-type="float" office:value="0.908067">
                <text:p>0.908067</text:p>
              </table:table-cell>
            </table:table-row>
            <table:table-row>
              <table:table-cell office:value-type="string">
                <text:p>3</text:p>
              </table:table-cell>
              <table:table-cell office:value-type="float" office:value="0.0001">
                <text:p>0.0001</text:p>
              </table:table-cell>
              <table:table-cell office:value-type="float" office:value="0.906051">
                <text:p>0.906051</text:p>
              </table:table-cell>
            </table:table-row>
            <table:table-row>
              <table:table-cell office:value-type="string">
                <text:p>4</text:p>
              </table:table-cell>
              <table:table-cell office:value-type="float" office:value="0.0002">
                <text:p>0.0002</text:p>
              </table:table-cell>
              <table:table-cell office:value-type="float" office:value="0.89557">
                <text:p>0.89557</text:p>
              </table:table-cell>
            </table:table-row>
            <table:table-row>
              <table:table-cell office:value-type="string">
                <text:p>5</text:p>
              </table:table-cell>
              <table:table-cell office:value-type="float" office:value="0.0003">
                <text:p>0.0003</text:p>
              </table:table-cell>
              <table:table-cell office:value-type="float" office:value="0.880849">
                <text:p>0.880849</text:p>
              </table:table-cell>
            </table:table-row>
            <table:table-row>
              <table:table-cell office:value-type="string">
                <text:p>6</text:p>
              </table:table-cell>
              <table:table-cell office:value-type="float" office:value="0.0004">
                <text:p>0.0004</text:p>
              </table:table-cell>
              <table:table-cell office:value-type="float" office:value="0.85808">
                <text:p>0.85808</text:p>
              </table:table-cell>
            </table:table-row>
            <table:table-row>
              <table:table-cell office:value-type="string">
                <text:p>7</text:p>
              </table:table-cell>
              <table:table-cell office:value-type="float" office:value="0.0005">
                <text:p>0.0005</text:p>
              </table:table-cell>
              <table:table-cell office:value-type="float" office:value="0.831519">
                <text:p>0.831519</text:p>
              </table:table-cell>
            </table:table-row>
            <table:table-row>
              <table:table-cell office:value-type="string">
                <text:p>8</text:p>
              </table:table-cell>
              <table:table-cell office:value-type="float" office:value="0.0007">
                <text:p>0.0007</text:p>
              </table:table-cell>
              <table:table-cell office:value-type="float" office:value="0.765403">
                <text:p>0.765403</text:p>
              </table:table-cell>
            </table:table-row>
            <table:table-row>
              <table:table-cell office:value-type="string">
                <text:p>9</text:p>
              </table:table-cell>
              <table:table-cell office:value-type="float" office:value="0.001">
                <text:p>0.001</text:p>
              </table:table-cell>
              <table:table-cell office:value-type="float" office:value="0.640068">
                <text:p>0.640068</text:p>
              </table:table-cell>
            </table:table-row>
            <table:table-row>
              <table:table-cell office:value-type="string">
                <text:p>10</text:p>
              </table:table-cell>
              <table:table-cell office:value-type="float" office:value="0.002">
                <text:p>0.002</text:p>
              </table:table-cell>
              <table:table-cell office:value-type="float" office:value="0.241406">
                <text:p>0.24140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116">
      <number:number number:decimal-places="5"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symbol-type="automatic" chart:connect-bars="false" chart:auto-position="true" chart:auto-size="true" chart:treat-empty-cells="ignore" chart:spline-order="3" chart:sort-by-x-values="false" chart:right-angled-axes="true"/>
    </style:style>
    <style:style style:name="ch5" style:family="chart" style:data-style-name="N116">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data-style-name="N116">
      <style:chart-properties chart:display-label="true" chart:logarithmic="false" chart:minimum="0" chart:maximum="1" chart:reverse-direction="false" text:line-break="false" chart:link-data-style-to-source="false" chart:visible="true" chart:axis-position="0"/>
      <style:graphic-properties svg:stroke-color="#b3b3b3"/>
      <style:text-properties fo:font-size="8pt" style:font-size-asian="8pt" style:font-size-complex="8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1.733cm" svg:height="10.493cm" chart:class="chart:scatter" chart:style-name="ch1">
        <chart:title svg:x="1.169cm" svg:y="0.21cm" chart:style-name="ch2">
          <text:p>Throughput vs. Probability of Error for K = 1000</text:p>
        </chart:title>
        <chart:legend chart:legend-position="end" svg:x="9.305cm" svg:y="2.217cm" chart:style-name="ch3"/>
        <chart:plot-area chart:style-name="ch4" chart:data-source-has-labels="both" svg:x="0.234cm" svg:y="0.922cm" svg:width="8.9cm" svg:height="9.145cm">
          <chart:axis chart:dimension="x" chart:name="primary-x" chart:style-name="ch5">
            <chart:title svg:x="3.348cm" svg:y="9.704cm" chart:style-name="ch6">
              <text:p>Probability of Error</text:p>
            </chart:title>
            <chart:categories table:cell-range-address="local-table.$A$2:.$A$11"/>
          </chart:axis>
          <chart:axis chart:dimension="y" chart:name="primary-y" chart:style-name="ch7">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oughput</text:p>
              </table:table-cell>
            </table:table-row>
          </table:table-header-rows>
          <table:table-rows>
            <table:table-row>
              <table:table-cell office:value-type="string">
                <text:p>1</text:p>
              </table:table-cell>
              <table:table-cell office:value-type="float" office:value="0.00001">
                <text:p>0.00001</text:p>
              </table:table-cell>
              <table:table-cell office:value-type="float" office:value="0.661157">
                <text:p>0.661157</text:p>
              </table:table-cell>
            </table:table-row>
            <table:table-row>
              <table:table-cell office:value-type="string">
                <text:p>2</text:p>
              </table:table-cell>
              <table:table-cell office:value-type="float" office:value="0.00005">
                <text:p>0.00005</text:p>
              </table:table-cell>
              <table:table-cell office:value-type="float" office:value="0.661061">
                <text:p>0.661061</text:p>
              </table:table-cell>
            </table:table-row>
            <table:table-row>
              <table:table-cell office:value-type="string">
                <text:p>3</text:p>
              </table:table-cell>
              <table:table-cell office:value-type="float" office:value="0.0001">
                <text:p>0.0001</text:p>
              </table:table-cell>
              <table:table-cell office:value-type="float" office:value="0.660645">
                <text:p>0.660645</text:p>
              </table:table-cell>
            </table:table-row>
            <table:table-row>
              <table:table-cell office:value-type="string">
                <text:p>4</text:p>
              </table:table-cell>
              <table:table-cell office:value-type="float" office:value="0.0002">
                <text:p>0.0002</text:p>
              </table:table-cell>
              <table:table-cell office:value-type="float" office:value="0.659445">
                <text:p>0.659445</text:p>
              </table:table-cell>
            </table:table-row>
            <table:table-row>
              <table:table-cell office:value-type="string">
                <text:p>5</text:p>
              </table:table-cell>
              <table:table-cell office:value-type="float" office:value="0.0003">
                <text:p>0.0003</text:p>
              </table:table-cell>
              <table:table-cell office:value-type="float" office:value="0.657301">
                <text:p>0.657301</text:p>
              </table:table-cell>
            </table:table-row>
            <table:table-row>
              <table:table-cell office:value-type="string">
                <text:p>6</text:p>
              </table:table-cell>
              <table:table-cell office:value-type="float" office:value="0.0004">
                <text:p>0.0004</text:p>
              </table:table-cell>
              <table:table-cell office:value-type="float" office:value="0.654069">
                <text:p>0.654069</text:p>
              </table:table-cell>
            </table:table-row>
            <table:table-row>
              <table:table-cell office:value-type="string">
                <text:p>7</text:p>
              </table:table-cell>
              <table:table-cell office:value-type="float" office:value="0.0005">
                <text:p>0.0005</text:p>
              </table:table-cell>
              <table:table-cell office:value-type="float" office:value="0.650692">
                <text:p>0.650692</text:p>
              </table:table-cell>
            </table:table-row>
            <table:table-row>
              <table:table-cell office:value-type="string">
                <text:p>8</text:p>
              </table:table-cell>
              <table:table-cell office:value-type="float" office:value="0.0007">
                <text:p>0.0007</text:p>
              </table:table-cell>
              <table:table-cell office:value-type="float" office:value="0.640116">
                <text:p>0.640116</text:p>
              </table:table-cell>
            </table:table-row>
            <table:table-row>
              <table:table-cell office:value-type="string">
                <text:p>9</text:p>
              </table:table-cell>
              <table:table-cell office:value-type="float" office:value="0.001">
                <text:p>0.001</text:p>
              </table:table-cell>
              <table:table-cell office:value-type="float" office:value="0.619443">
                <text:p>0.619443</text:p>
              </table:table-cell>
            </table:table-row>
            <table:table-row>
              <table:table-cell office:value-type="string">
                <text:p>10</text:p>
              </table:table-cell>
              <table:table-cell office:value-type="float" office:value="0.002">
                <text:p>0.002</text:p>
              </table:table-cell>
              <table:table-cell office:value-type="float" office:value="0.512317">
                <text:p>0.51231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116">
      <number:number number:decimal-places="5"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symbol-type="automatic" chart:connect-bars="false" chart:auto-position="true" chart:auto-size="true" chart:treat-empty-cells="ignore" chart:spline-order="3" chart:sort-by-x-values="false" chart:right-angled-axes="true"/>
    </style:style>
    <style:style style:name="ch5" style:family="chart" style:data-style-name="N116">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data-style-name="N116">
      <style:chart-properties chart:display-label="true" chart:logarithmic="false" chart:minimum="0" chart:maximum="1" chart:reverse-direction="false" text:line-break="false" chart:link-data-style-to-source="false" chart:visible="true" chart:axis-position="0"/>
      <style:graphic-properties svg:stroke-color="#b3b3b3"/>
      <style:text-properties fo:font-size="8pt" style:font-size-asian="8pt" style:font-size-complex="8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2.899cm" svg:height="10.782cm" chart:class="chart:scatter" chart:style-name="ch1">
        <chart:title svg:x="1.686cm" svg:y="0.216cm" chart:style-name="ch2">
          <text:p>Throughput vs. Probability of Error for K = 8000 </text:p>
        </chart:title>
        <chart:legend chart:legend-position="end" svg:x="10.112cm" svg:y="2.081cm" chart:style-name="ch3"/>
        <chart:plot-area chart:style-name="ch4" chart:data-source-has-labels="both" svg:x="0.257cm" svg:y="0.934cm" svg:width="9.997cm" svg:height="9.404cm">
          <chart:axis chart:dimension="x" chart:name="primary-x" chart:style-name="ch5">
            <chart:title svg:x="3.919cm" svg:y="9.981cm" chart:style-name="ch6">
              <text:p>Probability of Error</text:p>
            </chart:title>
            <chart:categories table:cell-range-address="local-table.$A$2:.$A$11"/>
          </chart:axis>
          <chart:axis chart:dimension="y" chart:name="primary-y" chart:style-name="ch7">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oughput</text:p>
              </table:table-cell>
            </table:table-row>
          </table:table-header-rows>
          <table:table-rows>
            <table:table-row>
              <table:table-cell office:value-type="string">
                <text:p>1</text:p>
              </table:table-cell>
              <table:table-cell office:value-type="float" office:value="0.00001">
                <text:p>0.00001</text:p>
              </table:table-cell>
              <table:table-cell office:value-type="float" office:value="0.33195">
                <text:p>0.33195</text:p>
              </table:table-cell>
            </table:table-row>
            <table:table-row>
              <table:table-cell office:value-type="string">
                <text:p>2</text:p>
              </table:table-cell>
              <table:table-cell office:value-type="float" office:value="0.00005">
                <text:p>0.00005</text:p>
              </table:table-cell>
              <table:table-cell office:value-type="float" office:value="0.331934">
                <text:p>0.331934</text:p>
              </table:table-cell>
            </table:table-row>
            <table:table-row>
              <table:table-cell office:value-type="string">
                <text:p>3</text:p>
              </table:table-cell>
              <table:table-cell office:value-type="float" office:value="0.0001">
                <text:p>0.0001</text:p>
              </table:table-cell>
              <table:table-cell office:value-type="float" office:value="0.33187">
                <text:p>0.33187</text:p>
              </table:table-cell>
            </table:table-row>
            <table:table-row>
              <table:table-cell office:value-type="string">
                <text:p>4</text:p>
              </table:table-cell>
              <table:table-cell office:value-type="float" office:value="0.0002">
                <text:p>0.0002</text:p>
              </table:table-cell>
              <table:table-cell office:value-type="float" office:value="0.331662">
                <text:p>0.331662</text:p>
              </table:table-cell>
            </table:table-row>
            <table:table-row>
              <table:table-cell office:value-type="string">
                <text:p>5</text:p>
              </table:table-cell>
              <table:table-cell office:value-type="float" office:value="0.0003">
                <text:p>0.0003</text:p>
              </table:table-cell>
              <table:table-cell office:value-type="float" office:value="0.331214">
                <text:p>0.331214</text:p>
              </table:table-cell>
            </table:table-row>
            <table:table-row>
              <table:table-cell office:value-type="string">
                <text:p>6</text:p>
              </table:table-cell>
              <table:table-cell office:value-type="float" office:value="0.0004">
                <text:p>0.0004</text:p>
              </table:table-cell>
              <table:table-cell office:value-type="float" office:value="0.330766">
                <text:p>0.330766</text:p>
              </table:table-cell>
            </table:table-row>
            <table:table-row>
              <table:table-cell office:value-type="string">
                <text:p>7</text:p>
              </table:table-cell>
              <table:table-cell office:value-type="float" office:value="0.0005">
                <text:p>0.0005</text:p>
              </table:table-cell>
              <table:table-cell office:value-type="float" office:value="0.330142">
                <text:p>0.330142</text:p>
              </table:table-cell>
            </table:table-row>
            <table:table-row>
              <table:table-cell office:value-type="string">
                <text:p>8</text:p>
              </table:table-cell>
              <table:table-cell office:value-type="float" office:value="0.0007">
                <text:p>0.0007</text:p>
              </table:table-cell>
              <table:table-cell office:value-type="float" office:value="0.327886">
                <text:p>0.327886</text:p>
              </table:table-cell>
            </table:table-row>
            <table:table-row>
              <table:table-cell office:value-type="string">
                <text:p>9</text:p>
              </table:table-cell>
              <table:table-cell office:value-type="float" office:value="0.001">
                <text:p>0.001</text:p>
              </table:table-cell>
              <table:table-cell office:value-type="float" office:value="0.32443">
                <text:p>0.32443</text:p>
              </table:table-cell>
            </table:table-row>
            <table:table-row>
              <table:table-cell office:value-type="string">
                <text:p>10</text:p>
              </table:table-cell>
              <table:table-cell office:value-type="float" office:value="0.002">
                <text:p>0.002</text:p>
              </table:table-cell>
              <table:table-cell office:value-type="float" office:value="0.302075">
                <text:p>0.30207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146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117">
      <style:table-cell-properties style:text-align-source="fix" style:repeat-content="false"/>
      <style:paragraph-properties fo:text-align="center" fo:margin-left="0in"/>
    </style:style>
    <style:style style:name="ce3" style:family="table-cell" style:parent-style-name="Default" style:data-style-name="N117"/>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1" table:default-cell-style-name="ce2"/>
        <table:table-column table:style-name="co2" table:default-cell-style-name="ce2"/>
        <table:table-column table:style-name="co1" table:default-cell-style-name="ce2"/>
        <table:table-row table:style-name="ro1">
          <table:table-cell/>
          <table:table-cell table:style-name="ce1" office:value-type="string">
            <text:p>e </text:p>
          </table:table-cell>
          <table:table-cell table:style-name="ce3" office:value-type="string">
            <text:p><text:s text:c="4"/>Throughput</text:p>
          </table:table-cell>
          <table:table-cell table:style-name="ce3" office:value-type="string">
            <text:p><text:s/>CI</text:p>
          </table:table-cell>
        </table:table-row>
        <table:table-row table:style-name="ro1">
          <table:table-cell/>
          <table:table-cell office:value-type="float" office:value="0.00001">
            <text:p>0.00001</text:p>
          </table:table-cell>
          <table:table-cell office:value-type="float" office:value="0.904857">
            <text:p>0.90486</text:p>
          </table:table-cell>
          <table:table-cell office:value-type="float" office:value="0.917163">
            <text:p>0.91716</text:p>
          </table:table-cell>
        </table:table-row>
        <table:table-row table:style-name="ro1">
          <table:table-cell/>
          <table:table-cell office:value-type="float" office:value="0.00005">
            <text:p>0.00005</text:p>
          </table:table-cell>
          <table:table-cell office:value-type="float" office:value="0.646853">
            <text:p>0.64685</text:p>
          </table:table-cell>
          <table:table-cell office:value-type="float" office:value="0.679652">
            <text:p>0.67965</text:p>
          </table:table-cell>
        </table:table-row>
        <table:table-row table:style-name="ro1">
          <table:table-cell/>
          <table:table-cell office:value-type="float" office:value="0.0001">
            <text:p>0.00010</text:p>
          </table:table-cell>
          <table:table-cell office:value-type="float" office:value="0.436794">
            <text:p>0.43679</text:p>
          </table:table-cell>
          <table:table-cell office:value-type="float" office:value="0.451767">
            <text:p>0.45177</text:p>
          </table:table-cell>
        </table:table-row>
        <table:table-row table:style-name="ro1">
          <table:table-cell/>
          <table:table-cell office:value-type="float" office:value="0.0002">
            <text:p>0.00020</text:p>
          </table:table-cell>
          <table:table-cell office:value-type="float" office:value="0.191868">
            <text:p>0.19187</text:p>
          </table:table-cell>
          <table:table-cell office:value-type="float" office:value="0.204954">
            <text:p>0.20495</text:p>
          </table:table-cell>
        </table:table-row>
        <table:table-row table:style-name="ro1">
          <table:table-cell/>
          <table:table-cell office:value-type="float" office:value="0.0003">
            <text:p>0.00030</text:p>
          </table:table-cell>
          <table:table-cell office:value-type="float" office:value="0.084873">
            <text:p>0.08487</text:p>
          </table:table-cell>
          <table:table-cell office:value-type="float" office:value="0.095169">
            <text:p>0.09517</text:p>
          </table:table-cell>
        </table:table-row>
        <table:table-row table:style-name="ro1">
          <table:table-cell/>
          <table:table-cell office:value-type="float" office:value="0.0004">
            <text:p>0.00040</text:p>
          </table:table-cell>
          <table:table-cell office:value-type="float" office:value="0.037488">
            <text:p>0.03749</text:p>
          </table:table-cell>
          <table:table-cell office:value-type="float" office:value="0.043508">
            <text:p>0.04351</text:p>
          </table:table-cell>
        </table:table-row>
        <table:table-row table:style-name="ro1">
          <table:table-cell/>
          <table:table-cell office:value-type="float" office:value="0.0005">
            <text:p>0.00050</text:p>
          </table:table-cell>
          <table:table-cell office:value-type="float" office:value="0.01339">
            <text:p>0.01339</text:p>
          </table:table-cell>
          <table:table-cell office:value-type="float" office:value="0.021396">
            <text:p>0.02140</text:p>
          </table:table-cell>
        </table:table-row>
        <table:table-row table:style-name="ro1">
          <table:table-cell/>
          <table:table-cell office:value-type="float" office:value="0.0007">
            <text:p>0.00070</text:p>
          </table:table-cell>
          <table:table-cell office:value-type="float" office:value="0.002323">
            <text:p>0.00232</text:p>
          </table:table-cell>
          <table:table-cell office:value-type="float" office:value="0.005486">
            <text:p>0.00549</text:p>
          </table:table-cell>
        </table:table-row>
        <table:table-row table:style-name="ro1">
          <table:table-cell/>
          <table:table-cell office:value-type="float" office:value="0.001">
            <text:p>0.00100</text:p>
          </table:table-cell>
          <table:table-cell office:value-type="float" office:value="0.000031">
            <text:p>0.00003</text:p>
          </table:table-cell>
          <table:table-cell office:value-type="float" office:value="0.000705">
            <text:p>0.00071</text:p>
          </table:table-cell>
        </table:table-row>
        <table:table-row table:style-name="ro1">
          <table:table-cell/>
          <table:table-cell office:value-type="float" office:value="0.002">
            <text:p>0.00200</text:p>
          </table:table-cell>
          <table:table-cell table:number-columns-repeated="2" office:value-type="float" office:value="0">
            <text:p>0.00000</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7">02/07/2012</text:date>, <text:time>15:55: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117">
      <style:table-cell-properties style:text-align-source="fix" style:repeat-content="false"/>
      <style:paragraph-properties fo:text-align="center" fo:margin-left="0in"/>
    </style:style>
    <style:style style:name="ce3" style:family="table-cell" style:parent-style-name="Default" style:data-style-name="N117"/>
    <style:style style:name="ta_extref" style:family="table">
      <style:table-properties table:display="false"/>
    </style:style>
  </office:automatic-styles>
  <office:body>
    <office:spreadsheet>
      <table:table table:name="Sheet1" table:style-name="ta1" table:print="false">
        <table:table-column table:style-name="co1" table:number-columns-repeated="7" table:default-cell-style-name="Default"/>
        <table:table-column table:style-name="co1" table:number-columns-repeated="3" table:default-cell-style-name="ce2"/>
        <table:table-row table:style-name="ro1">
          <table:table-cell table:number-columns-repeated="7"/>
          <table:table-cell table:style-name="ce1" office:value-type="string">
            <text:p>e</text:p>
          </table:table-cell>
          <table:table-cell table:style-name="ce3" office:value-type="string">
            <text:p>lower bound</text:p>
          </table:table-cell>
          <table:table-cell table:style-name="ce3" office:value-type="string">
            <text:p>upper bound</text:p>
          </table:table-cell>
        </table:table-row>
        <table:table-row table:style-name="ro1">
          <table:table-cell table:number-columns-repeated="7"/>
          <table:table-cell office:value-type="float" office:value="0.00001">
            <text:p>0.00001</text:p>
          </table:table-cell>
          <table:table-cell office:value-type="float" office:value="0.982193">
            <text:p>0.98219</text:p>
          </table:table-cell>
          <table:table-cell office:value-type="float" office:value="0.983838">
            <text:p>0.98384</text:p>
          </table:table-cell>
        </table:table-row>
        <table:table-row table:style-name="ro1">
          <table:table-cell table:number-columns-repeated="7"/>
          <table:table-cell office:value-type="float" office:value="0.00005">
            <text:p>0.00005</text:p>
          </table:table-cell>
          <table:table-cell office:value-type="float" office:value="0.924161">
            <text:p>0.92416</text:p>
          </table:table-cell>
          <table:table-cell office:value-type="float" office:value="0.929541">
            <text:p>0.92954</text:p>
          </table:table-cell>
        </table:table-row>
        <table:table-row table:style-name="ro1">
          <table:table-cell table:number-columns-repeated="7"/>
          <table:table-cell office:value-type="float" office:value="0.0001">
            <text:p>0.00010</text:p>
          </table:table-cell>
          <table:table-cell office:value-type="float" office:value="0.789999">
            <text:p>0.79000</text:p>
          </table:table-cell>
          <table:table-cell office:value-type="float" office:value="0.804421">
            <text:p>0.80442</text:p>
          </table:table-cell>
        </table:table-row>
        <table:table-row table:style-name="ro1">
          <table:table-cell table:number-columns-repeated="7"/>
          <table:table-cell office:value-type="float" office:value="0.0002">
            <text:p>0.00020</text:p>
          </table:table-cell>
          <table:table-cell office:value-type="float" office:value="0.502362">
            <text:p>0.50236</text:p>
          </table:table-cell>
          <table:table-cell office:value-type="float" office:value="0.537266">
            <text:p>0.53727</text:p>
          </table:table-cell>
        </table:table-row>
        <table:table-row table:style-name="ro1">
          <table:table-cell table:number-columns-repeated="7"/>
          <table:table-cell office:value-type="float" office:value="0.0003">
            <text:p>0.00030</text:p>
          </table:table-cell>
          <table:table-cell office:value-type="float" office:value="0.291841">
            <text:p>0.29184</text:p>
          </table:table-cell>
          <table:table-cell office:value-type="float" office:value="0.311627">
            <text:p>0.31163</text:p>
          </table:table-cell>
        </table:table-row>
        <table:table-row table:style-name="ro1">
          <table:table-cell table:number-columns-repeated="7"/>
          <table:table-cell office:value-type="float" office:value="0.0004">
            <text:p>0.00040</text:p>
          </table:table-cell>
          <table:table-cell office:value-type="float" office:value="0.159366">
            <text:p>0.15937</text:p>
          </table:table-cell>
          <table:table-cell office:value-type="float" office:value="0.175922">
            <text:p>0.17592</text:p>
          </table:table-cell>
        </table:table-row>
        <table:table-row table:style-name="ro1">
          <table:table-cell table:number-columns-repeated="7"/>
          <table:table-cell office:value-type="float" office:value="0.0005">
            <text:p>0.00050</text:p>
          </table:table-cell>
          <table:table-cell office:value-type="float" office:value="0.079904">
            <text:p>0.07990</text:p>
          </table:table-cell>
          <table:table-cell office:value-type="float" office:value="0.098445">
            <text:p>0.09845</text:p>
          </table:table-cell>
        </table:table-row>
        <table:table-row table:style-name="ro1">
          <table:table-cell table:number-columns-repeated="7"/>
          <table:table-cell office:value-type="float" office:value="0.0007">
            <text:p>0.00070</text:p>
          </table:table-cell>
          <table:table-cell office:value-type="float" office:value="0.019705">
            <text:p>0.01971</text:p>
          </table:table-cell>
          <table:table-cell office:value-type="float" office:value="0.026954">
            <text:p>0.02695</text:p>
          </table:table-cell>
        </table:table-row>
        <table:table-row table:style-name="ro1">
          <table:table-cell table:number-columns-repeated="7"/>
          <table:table-cell office:value-type="float" office:value="0.001">
            <text:p>0.00100</text:p>
          </table:table-cell>
          <table:table-cell office:value-type="float" office:value="0.00124">
            <text:p>0.00124</text:p>
          </table:table-cell>
          <table:table-cell office:value-type="float" office:value="0.005352">
            <text:p>0.00535</text:p>
          </table:table-cell>
        </table:table-row>
        <table:table-row table:style-name="ro1">
          <table:table-cell table:number-columns-repeated="7"/>
          <table:table-cell office:value-type="float" office:value="0.002">
            <text:p>0.00200</text:p>
          </table:table-cell>
          <table:table-cell table:number-columns-repeated="2" office:value-type="float" office:value="0">
            <text:p>0.00000</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7">02/07/2012</text:date>, <text:time>15:55:35</text:time></text:p>
        </style:region-right>
      </style:header>
      <style:header-left style:display="false"/>
      <style:footer>
        <text:p>Page <text:page-number>1</text:page-number> / <text:page-count>99</text:page-count></text:p>
      </style:footer>
      <style:footer-left style:display="false"/>
    </style:master-page>
  </office:master-styles>
</office:document-styles>
</file>